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389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0.6535in"/>
    </style:style>
    <style:style style:name="co25" style:family="table-column">
      <style:table-column-properties fo:break-before="auto" style:column-width="0.9035in"/>
    </style:style>
    <style:style style:name="co26" style:family="table-column">
      <style:table-column-properties fo:break-before="auto" style:column-width="1.3972in"/>
    </style:style>
    <style:style style:name="co27" style:family="table-column">
      <style:table-column-properties fo:break-before="auto" style:column-width="4.5429in"/>
    </style:style>
    <style:style style:name="co28" style:family="table-column">
      <style:table-column-properties fo:break-before="auto" style:column-width="0.6028in"/>
    </style:style>
    <style:style style:name="co29" style:family="table-column">
      <style:table-column-properties fo:break-before="auto" style:column-width="1.7535in"/>
    </style:style>
    <style:style style:name="co30" style:family="table-column">
      <style:table-column-properties fo:break-before="auto" style:column-width="2.0618in"/>
    </style:style>
    <style:style style:name="co31" style:family="table-column">
      <style:table-column-properties fo:break-before="auto" style:column-width="1.8091in"/>
    </style:style>
    <style:style style:name="co32" style:family="table-column">
      <style:table-column-properties fo:break-before="auto" style:column-width="1.849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13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dddd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ext-properties fo:color="#c9211e"/>
    </style:style>
    <style:style style:name="ce3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tock_parts_lis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replaced</text:p>
          </table:table-cell>
          <table:table-cell office:value-type="string" calcext:value-type="string">
            <text:p>replace_plan</text:p>
          </table:table-cell>
          <table:table-cell office:value-type="string" calcext:value-type="string">
            <text:p>ref_number_set</text:p>
          </table:table-cell>
          <table:table-cell office:value-type="string" calcext:value-type="string">
            <text:p>Part_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ocure</text:p>
          </table:table-cell>
          <table:table-cell office:value-type="string" calcext:value-type="string">
            <text:p>W Rating</text:p>
          </table:table-cell>
          <table:table-cell office:value-type="string" calcext:value-type="string">
            <text:p>Rebuild Suggestion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rom</text:p>
          </table:table-cell>
          <table:table-cell table:style-name="ce6" office:value-type="string" calcext:value-type="string">
            <text:p>lead spacing (measured via circuit board scaled print out)</text:p>
          </table:table-cell>
          <table:table-cell table:style-name="ce6" office:value-type="string" calcext:value-type="string">
            <text:p>diameter (or thickness)</text:p>
          </table:table-cell>
          <table:table-cell table:style-name="ce6" office:value-type="string" calcext:value-type="string">
            <text:p>length (if not radial, height if)</text:p>
          </table:table-cell>
          <table:table-cell office:value-type="string" calcext:value-type="string">
            <text:p>position</text:p>
          </table:table-cell>
          <table:table-cell table:style-name="ce24" office:value-type="string" calcext:value-type="string">
            <text:p>part procured</text:p>
          </table:table-cell>
          <table:table-cell table:style-name="ce18" office:value-type="string" calcext:value-type="string">
            <text:p>added to order</text:p>
          </table:table-cell>
          <table:table-cell table:style-name="ce24" office:value-type="string" calcext:value-type="string">
            <text:p>Mouser part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xN</text:p>
          </table:table-cell>
          <table:table-cell table:style-name="ce6" office:value-type="string" calcext:value-type="string">
            <text:p>Mouser Part when Original Part Selected Unavailable at Time of Order</text:p>
          </table:table-cell>
          <table:table-cell table:style-name="ce6" office:value-type="string" calcext:value-type="string">
            <text:p>Manufacturer Part when Original Part Selected Unavailable at Time of Order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TR1</text:p>
          </table:table-cell>
          <table:table-cell office:value-type="string" calcext:value-type="string">
            <text:p>2SD389A-Q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NPN Transistor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R2</text:p>
          </table:table-cell>
          <table:table-cell office:value-type="string" calcext:value-type="string">
            <text:p>2SA720-R</text:p>
          </table:table-cell>
          <table:table-cell table:number-columns-repeated="2"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R3 12 13 15</text:p>
          </table:table-cell>
          <table:table-cell office:value-type="string" calcext:value-type="string">
            <text:p>2SC1328-T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R4 5 6 10 11 14</text:p>
          </table:table-cell>
          <table:table-cell office:value-type="string" calcext:value-type="string">
            <text:p>2SA666AI-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TR7 8 9</text:p>
          </table:table-cell>
          <table:table-cell office:value-type="string" calcext:value-type="string">
            <text:p>2SC1384A-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D1 2</text:p>
          </table:table-cell>
          <table:table-cell office:value-type="string" calcext:value-type="string">
            <text:p>RVD10DC2</text:p>
          </table:table-cell>
          <table:table-cell table:number-columns-repeated="2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D3 4</text:p>
          </table:table-cell>
          <table:table-cell office:value-type="string" calcext:value-type="string">
            <text:p>RVD10DC2R</text:p>
          </table:table-cell>
          <table:table-cell table:number-columns-repeated="2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D5 6 7 8 9 11</text:p>
          </table:table-cell>
          <table:table-cell office:value-type="string" calcext:value-type="string">
            <text:p>SVD1S155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/>
          <table:table-cell office:value-type="string" calcext:value-type="string">
            <text:p>found in prior reference for AU-717 build as a Toshiba Diode: crosses to 1S2076 VR30 V 150mA VF.8V IF 10 mA</text:p>
          </table:table-cell>
          <table:table-cell table:number-columns-repeated="5"/>
          <table:table-cell table:style-name="ce25" office:value-type="string" calcext:value-type="string">
            <text:p>1N4148</text:p>
          </table:table-cell>
          <table:table-cell table:style-name="ce25"/>
          <table:table-cell table:style-name="ce24" office:value-type="string" calcext:value-type="string">
            <text:p>512-1N414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OA90</text:p>
          </table:table-cell>
          <table:table-cell table:number-columns-repeated="2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ZD1</text:p>
          </table:table-cell>
          <table:table-cell office:value-type="string" calcext:value-type="string">
            <text:p>SVDRD18E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8V Z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?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ZD2</text:p>
          </table:table-cell>
          <table:table-cell office:value-type="string" calcext:value-type="string">
            <text:p>SVDRD6.2E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6.2V Z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/>
          <table:table-cell office:value-type="string" calcext:value-type="string">
            <text:p>6.2V 1/2W zener used in AU-717 had similar part description RD-6.2E (B)</text:p>
          </table:table-cell>
          <table:table-cell table:number-columns-repeated="5"/>
          <table:table-cell table:style-name="ce4" office:value-type="string" calcext:value-type="string">
            <text:p>On Semi 1N5234C</text:p>
          </table:table-cell>
          <table:table-cell table:style-name="ce4"/>
          <table:table-cell table:style-name="ce24" office:value-type="string" calcext:value-type="string">
            <text:p>512-1N5234C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ELM10S123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Oscillator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ERD12FJ75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.5kOhm 1/2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office:value-type="string" calcext:value-type="string">
            <text:p>circuit board marks as 3.9K, resistor marked and measures as 7.5k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ERD25TJ68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680 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 31</text:p>
          </table:table-cell>
          <table:table-cell office:value-type="string" calcext:value-type="string">
            <text:p>ERD25TJ1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2kOhm 1/4W 5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ERD25TJ6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5.2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5 11 18</text:p>
          </table:table-cell>
          <table:table-cell office:value-type="string" calcext:value-type="string">
            <text:p>ERD25TJ39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.9kOhm 1/4W 5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ERD14FJ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3 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ERX12ANJR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0.47 Ohm 1/4W 5%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R8 26 35</text:p>
          </table:table-cell>
          <table:table-cell office:value-type="string" calcext:value-type="string">
            <text:p>ERD25TJ1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kOhm 1/4W 5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9 14 21</text:p>
          </table:table-cell>
          <table:table-cell office:value-type="string" calcext:value-type="string">
            <text:p>ERD25TJ3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.3kOhm 1/4W 5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ERD25TJ18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8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ERD25TJ1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.3kOhm 1/4W *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ERD25TJ9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910 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ERO25CKF20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20kOhm 1/4W +1%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ERO25CKF18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18kOhm 1/4W +1%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R17 19 22 24</text:p>
          </table:table-cell>
          <table:table-cell office:value-type="string" calcext:value-type="string">
            <text:p>ERD25TJ1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5kOhm 1/4W 5%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20 23 25</text:p>
          </table:table-cell>
          <table:table-cell office:value-type="string" calcext:value-type="string">
            <text:p>ERD25TJ5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5.1kOhm 1/4W 5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27 28</text:p>
          </table:table-cell>
          <table:table-cell office:value-type="string" calcext:value-type="string">
            <text:p>ERO25CKF24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24kOhm 1/4W +1%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ERD25TJ18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.8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ERD25TJ75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50 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ERD25TJ1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M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ERD25TJ2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220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ERD14FJ1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00 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ERD25TJ2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20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40 42.8k</text:p>
          </table:table-cell>
          <table:table-cell office:value-type="string" calcext:value-type="string">
            <text:p>R40 removed</text:p>
          </table:table-cell>
          <table:table-cell office:value-type="string" calcext:value-type="string">
            <text:p>R37 40</text:p>
          </table:table-cell>
          <table:table-cell office:value-type="string" calcext:value-type="string">
            <text:p>ERD25TJ4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43kOhm 1/4W 5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Replace Metal</text:p>
          </table:table-cell>
          <table:table-cell table:style-name="ce1" office:value-type="string" calcext:value-type="string">
            <text:p>combined with C20</text:p>
          </table:table-cell>
          <table:table-cell table:style-name="ce1" table:number-columns-repeated="6"/>
          <table:table-cell table:style-name="ce1" office:value-type="string" calcext:value-type="string">
            <text:p>Xx – 1</text:p>
          </table:table-cell>
          <table:table-cell table:style-name="ce13" office:value-type="string" calcext:value-type="string">
            <text:p>603-MFR-25FTF52-43K</text:p>
          </table:table-cell>
          <table:table-cell table:style-name="ce1" table:number-columns-repeated="3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ERD25TJ7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5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ERD12FJ3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kOhm 1/4W 5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place Metal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VR1 2</text:p>
          </table:table-cell>
          <table:table-cell office:value-type="string" calcext:value-type="string">
            <text:p>EVLS3AA15B23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2kOhm (B)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VR3</text:p>
          </table:table-cell>
          <table:table-cell office:value-type="string" calcext:value-type="string">
            <text:p>EVLS0AA00B23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2kOhm (B)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VR4</text:p>
          </table:table-cell>
          <table:table-cell office:value-type="string" calcext:value-type="string">
            <text:p>EVLS0AA00B52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500 Ohm (B)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CEB50V470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470 uF 50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ed down, axial leads 40 mm by 16 mm</text:p>
          </table:table-cell>
          <table:table-cell office:value-type="string" calcext:value-type="string">
            <text:p>axi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594-MAL212518471E3</text:p>
          </table:table-cell>
          <table:table-cell office:value-type="string" calcext:value-type="string">
            <text:p>Vishay MAL212518471E3</text:p>
          </table:table-cell>
          <table:table-cell office:value-type="float" office:value="4.03" calcext:value-type="float">
            <text:p>4.03</text:p>
          </table:table-cell>
          <table:table-cell table:formula="of:=[.U43]*[.G43]" office:value-type="float" office:value="4.03" calcext:value-type="float">
            <text:p>4.03</text:p>
          </table:table-cell>
          <table:table-cell table:style-name="ce13" office:value-type="string" calcext:value-type="string">
            <text:p>594-2222-021-18471</text:p>
          </table:table-cell>
          <table:table-cell table:style-name="ce13" office:value-type="string" calcext:value-type="string">
            <text:p><text:a xlink:href="https://www.mouser.com/ProductDetail/Vishay-BC-Components/MAL202118471E3?qs=HIKTYMuL%252B9PX9joBJDDydg%3D%3D" xlink:type="simple">MAL202118471E3</text:a></text:p>
          </table:table-cell>
          <table:table-cell/>
        </table:table-row>
        <table:table-row table:style-name="ro2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CEA25V33V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33 uF 25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8mm radial, 6.2 mm lead spacing</text:p>
          </table:table-cell>
          <table:table-cell office:value-type="string" calcext:value-type="string">
            <text:p>radial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 inch from C1, in box C1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647-ULD2C330MPD1TD</text:p>
          </table:table-cell>
          <table:table-cell office:value-type="string" calcext:value-type="string">
            <text:p>Nichicon ULD2C330MPD1TD</text:p>
          </table:table-cell>
          <table:table-cell office:value-type="float" office:value="0.86" calcext:value-type="float">
            <text:p>0.86</text:p>
          </table:table-cell>
          <table:table-cell table:formula="of:=[.U44]*[.G44]" office:value-type="float" office:value="0.86" calcext:value-type="float">
            <text:p>0.8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ECQM1H15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5uF 50V 10%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.4" calcext:value-type="float">
            <text:p>9.4</text:p>
          </table:table-cell>
          <table:table-cell table:number-columns-repeated="2"/>
          <table:table-cell office:value-type="string" calcext:value-type="string">
            <text:p>in box B1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eplaced C21</text:p>
          </table:table-cell>
          <table:table-cell office:value-type="string" calcext:value-type="string">
            <text:p>removed C21</text:p>
          </table:table-cell>
          <table:table-cell office:value-type="string" calcext:value-type="string">
            <text:p>C4 21</text:p>
          </table:table-cell>
          <table:table-cell office:value-type="string" calcext:value-type="string">
            <text:p>ECEA50Z1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1uF 50V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string" calcext:value-type="string">
            <text:p>C21 mounted on top of the board, 4.2 mm spacing, 5 mm radial; C4 marked as 1uF but 2.2 uF was on the board! Replaced with 1 uF initially then found 2.2 uF 50 volt Rubycon at makerspace that avoids single part partorder</text:p>
            <text:p> Measures 2.24 uF ESR 3.9 ohms</text:p>
            <text:p> Marked CE W M381 85 degrees C</text:p>
          </table:table-cell>
          <table:table-cell office:value-type="string" calcext:value-type="string">
            <text:p>radial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4 in box B1, C21 box B2 mounted on back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667-ECA-2GM010B</text:p>
          </table:table-cell>
          <table:table-cell office:value-type="string" calcext:value-type="string">
            <text:p>Panasonic ECA-2GM010B</text:p>
          </table:table-cell>
          <table:table-cell office:value-type="float" office:value="0.31" calcext:value-type="float">
            <text:p>0.31</text:p>
          </table:table-cell>
          <table:table-cell table:formula="of:=[.U46]*[.G46]"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ECQM1H392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039 uF 50V 10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lypropylene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box B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C6 7 8 17 18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olypropylene</text:p>
          </table:table-cell>
          <table:table-cell office:value-type="string" calcext:value-type="string">
            <text:p>C6 schematic and parts list says 0.01, but circuit board says 0.1 uF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A1 and C3 mounted in group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C9 10 11</text:p>
          </table:table-cell>
          <table:table-cell office:value-type="string" calcext:value-type="string">
            <text:p>ECQM1H56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56uF 50V 10%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olypropylene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table:number-columns-repeated="2"/>
          <table:table-cell office:value-type="string" calcext:value-type="string">
            <text:p>column A across boxes A1-C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placed; spacing seems off for lead, little too big because they expand out; flatten leads with pliers carefully; fine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ECEA10V100V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100 uF 10V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dial</text:p>
          </table:table-cell>
          <table:table-cell office:value-type="float" office:value="5.3" calcext:value-type="float">
            <text:p>5.3</text:p>
          </table:table-cell>
          <table:table-cell office:value-type="float" office:value="8.1" calcext:value-type="float">
            <text:p>8.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in box A2</text:p>
          </table:table-cell>
          <table:table-cell/>
          <table:table-cell office:value-type="string" calcext:value-type="string">
            <text:p>xx</text:p>
          </table:table-cell>
          <table:table-cell table:style-name="ce13" office:value-type="string" calcext:value-type="string">
            <text:p>647-UKL1E101KPD1TA</text:p>
          </table:table-cell>
          <table:table-cell office:value-type="string" calcext:value-type="string">
            <text:p>Nichicon UKL1E101KPD1TA</text:p>
          </table:table-cell>
          <table:table-cell office:value-type="float" office:value="0.53" calcext:value-type="float">
            <text:p>0.53</text:p>
          </table:table-cell>
          <table:table-cell table:formula="of:=[.U50]*[.G50]" office:value-type="float" office:value="0.53" calcext:value-type="float">
            <text:p>0.5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ECEA16Z22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22 uF 16V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dial</text:p>
          </table:table-cell>
          <table:table-cell office:value-type="float" office:value="5.3" calcext:value-type="float">
            <text:p>5.3</text:p>
          </table:table-cell>
          <table:table-cell office:value-type="float" office:value="8.1" calcext:value-type="float">
            <text:p>8.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in box B2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647-UPM2A220MPD1TA</text:p>
          </table:table-cell>
          <table:table-cell office:value-type="string" calcext:value-type="string">
            <text:p>Nichicon UPM2A220MPD1TA</text:p>
          </table:table-cell>
          <table:table-cell office:value-type="float" office:value="0.57" calcext:value-type="float">
            <text:p>0.57</text:p>
          </table:table-cell>
          <table:table-cell table:formula="of:=[.U51]*[.G51]" office:value-type="float" office:value="0.57" calcext:value-type="float">
            <text:p>0.57</text:p>
          </table:table-cell>
          <table:table-cell table:style-name="ce13" office:value-type="string" calcext:value-type="string">
            <text:p>667-EEU-FR1H220B</text:p>
          </table:table-cell>
          <table:table-cell office:value-type="string" calcext:value-type="string">
            <text:p>https://www.mouser.com/ProductDetail/Panasonic/EEU-FR1H220B?qs=n1SRcuzDZT24Qqc3p3yDfA%3D%3D</text:p>
          </table:table-cell>
          <table:table-cell/>
        </table:table-row>
        <table:table-row table:style-name="ro2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CEA16Z10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10uF 16V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dial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in box B2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667-EEU-FR1H100B</text:p>
          </table:table-cell>
          <table:table-cell office:value-type="string" calcext:value-type="string">
            <text:p>Panasonic EEU-FR1H100B</text:p>
          </table:table-cell>
          <table:table-cell office:value-type="float" office:value="0.23" calcext:value-type="float">
            <text:p>0.23</text:p>
          </table:table-cell>
          <table:table-cell table:formula="of:=[.U52]*[.G52]"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laced this is absolute height limit replacement; it should be shorter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CEA6V330V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330 uF 6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cross VR3</text:p>
          </table:table-cell>
          <table:table-cell office:value-type="string" calcext:value-type="string">
            <text:p>radial</text:p>
          </table:table-cell>
          <table:table-cell office:value-type="float" office:value="6.9" calcext:value-type="float">
            <text:p>6.9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y right connector, in box C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647-UHW1H331MPD</text:p>
          </table:table-cell>
          <table:table-cell office:value-type="string" calcext:value-type="string">
            <text:p>Nichicon UHW1H331MPD</text:p>
          </table:table-cell>
          <table:table-cell office:value-type="float" office:value="0.69" calcext:value-type="float">
            <text:p>0.69</text:p>
          </table:table-cell>
          <table:table-cell table:formula="of:=[.U53]*[.G53]" office:value-type="float" office:value="0.69" calcext:value-type="float">
            <text:p>0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ECOM1H224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22 uF 50V 10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lypropylene</text:p>
          </table:table-cell>
          <table:table-cell office:value-type="string" calcext:value-type="string">
            <text:p>mounted on top of the board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in box B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plac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ECEA50Z4R7</text:p>
          </table:table-cell>
          <table:table-cell office:value-type="string" calcext:value-type="string">
            <text:p>capacitor</text:p>
          </table:table-cell>
          <table:table-cell table:style-name="ce1" office:value-type="string" calcext:value-type="string">
            <text:p>Electrolytic 4.7 uF 50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ncased glued in pvc with resistor on back of board</text:p>
          </table:table-cell>
          <table:table-cell office:value-type="string" calcext:value-type="string">
            <text:p>radi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ce13" office:value-type="string" calcext:value-type="string">
            <text:p>667-EEU-EB1H4R7SB</text:p>
          </table:table-cell>
          <table:table-cell office:value-type="string" calcext:value-type="string">
            <text:p>Panasonic EEU-EB1H4R7SB</text:p>
          </table:table-cell>
          <table:table-cell office:value-type="float" office:value="0.23" calcext:value-type="float">
            <text:p>0.23</text:p>
          </table:table-cell>
          <table:table-cell table:formula="of:=[.U55]*[.G55]"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FWO 010</text:p>
          </table:table-cell>
          <table:table-cell office:value-type="string" calcext:value-type="string">
            <text:p>spindle oi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kabusa.com/frameset.htm?/</text:p>
          </table:table-cell>
          <table:table-cell table:number-columns-repeated="14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5"/>
          <table:table-cell office:value-type="string" calcext:value-type="string">
            <text:p>1 k 1 W back glued resistor</text:p>
          </table:table-cell>
          <table:table-cell table:number-columns-repeated="4"/>
          <table:table-cell office:value-type="string" calcext:value-type="string">
            <text:p>no this should be 3k (orange red black gold). It measures good. Clean and leave it</text:p>
          </table:table-cell>
          <table:table-cell table:number-columns-repeated="6"/>
          <table:table-cell office:value-type="string" calcext:value-type="string">
            <text:p>xx</text:p>
          </table:table-cell>
          <table:table-cell table:style-name="ce13" office:value-type="string" calcext:value-type="string">
            <text:p>71-CPF11K0000FKEE6</text:p>
          </table:table-cell>
          <table:table-cell table:number-columns-repeated="6"/>
        </table:table-row>
        <table:table-row table:style-name="ro2">
          <table:table-cell table:number-columns-repeated="21"/>
          <table:table-cell office:value-type="string" calcext:value-type="string">
            <text:p>Mom’s order is $8.25 + half of shipping</text:p>
          </table:table-cell>
          <table:table-cell table:number-columns-repeated="3"/>
        </table:table-row>
      </table:table>
      <table:table table:name="2SD389A_equivalents" table:style-name="ta1">
        <office:forms form:automatic-focus="false" form:apply-design-mode="false"/>
        <table:table-column table:style-name="co7" table:number-columns-repeated="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2" table:default-cell-style-name="ce24"/>
        <table:table-column table:style-name="co18" table:number-columns-repeated="2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number-columns-repeated="1012" table:default-cell-style-name="ce24"/>
        <table:table-row table:style-name="ro2">
          <table:table-cell office:value-type="string" calcext:value-type="string">
            <text:p>https://alltransistors.com/crsearch.php?mat=Si&amp;struct=NPN&amp;pc=40&amp;ucb=60&amp;uce=60&amp;ueb=8&amp;ic=4&amp;tj=150&amp;ft=0&amp;cc=0&amp;hfe=30&amp;caps=TO220&amp;cf=on&amp;r1=0&amp;r2=0&amp;r1r2=0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SD389A</text:p>
          </table:table-cell>
          <table:table-cell table:style-name="ce25"/>
          <table:table-cell table:style-name="ce31" office:value-type="string" calcext:value-type="string">
            <text:p> Si </text:p>
          </table:table-cell>
          <table:table-cell table:style-name="ce31" office:value-type="string" calcext:value-type="string">
            <text:p> NPN 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 table:style-name="ce31" office:value-type="float" office:value="60" calcext:value-type="float">
            <text:p>6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-0" xlink:type="simple">TO220</text:a> </text:p>
          </table:table-cell>
          <table:table-cell table:style-name="ce25"/>
          <table:table-cell table:number-columns-repeated="1010"/>
        </table:table-row>
        <table:table-row table:style-name="ro2">
          <table:table-cell table:style-name="ce29" office:value-type="string" calcext:value-type="string">
            <text:p>orde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Code</text:p>
          </table:table-cell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Vcb</text:p>
          </table:table-cell>
          <table:table-cell table:style-name="ce29" office:value-type="string" calcext:value-type="string">
            <text:p>Vce</text:p>
          </table:table-cell>
          <table:table-cell table:style-name="ce29" office:value-type="string" calcext:value-type="string">
            <text:p>Veb</text:p>
          </table:table-cell>
          <table:table-cell table:style-name="ce29" office:value-type="string" calcext:value-type="string">
            <text:p>Ic</text:p>
          </table:table-cell>
          <table:table-cell table:style-name="ce29" office:value-type="string" calcext:value-type="string">
            <text:p>Tj</text:p>
          </table:table-cell>
          <table:table-cell table:style-name="ce29" office:value-type="string" calcext:value-type="string">
            <text:p>Hfe</text:p>
          </table:table-cell>
          <table:table-cell table:style-name="ce29" office:value-type="string" calcext:value-type="string">
            <text:p>Form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<text:a xlink:href="https://alltransistors.com/transistor.php?transistor=14241" xlink:type="simple">2SC317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30" calcext:value-type="float">
            <text:p>33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<text:a xlink:href="https://alltransistors.com/transistor.php?transistor=14849" xlink:type="simple">2SC352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alltransistors.com/transistor.php?transistor=14854" xlink:type="simple">2SC352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<text:a xlink:href="https://alltransistors.com/transistor.php?transistor=14899" xlink:type="simple">2SC356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0" office:value-type="string" calcext:value-type="string">
            <text:p><text:a xlink:href="https://alltransistors.com/transistor.php?transistor=14994" xlink:type="simple">2SC362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0" office:value-type="string" calcext:value-type="string">
            <text:p><text:a xlink:href="https://alltransistors.com/transistor.php?transistor=15364" xlink:type="simple">2SC382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0" office:value-type="string" calcext:value-type="string">
            <text:p><text:a xlink:href="https://alltransistors.com/transistor.php?transistor=18800" xlink:type="simple">2SD189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0" office:value-type="string" calcext:value-type="string">
            <text:p><text:a xlink:href="https://alltransistors.com/transistor.php?transistor=19011" xlink:type="simple">2SD205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0" office:value-type="string" calcext:value-type="string">
            <text:p><text:a xlink:href="https://alltransistors.com/transistor.php?transistor=19126" xlink:type="simple">2SD215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0" office:value-type="string" calcext:value-type="string">
            <text:p><text:a xlink:href="https://alltransistors.com/transistor.php?transistor=25057" xlink:type="simple">BD301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0" office:value-type="string" calcext:value-type="string">
            <text:p><text:a xlink:href="https://alltransistors.com/transistor.php?transistor=25058" xlink:type="simple">BD301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0" office:value-type="string" calcext:value-type="string">
            <text:p><text:a xlink:href="https://alltransistors.com/transistor.php?transistor=25062" xlink:type="simple">BD30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0" office:value-type="string" calcext:value-type="string">
            <text:p><text:a xlink:href="https://alltransistors.com/transistor.php?transistor=25063" xlink:type="simple">BD303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0" office:value-type="string" calcext:value-type="string">
            <text:p><text:a xlink:href="https://alltransistors.com/transistor.php?transistor=25064" xlink:type="simple">BD303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<text:a xlink:href="https://alltransistors.com/transistor.php?transistor=29971" xlink:type="simple">BUL4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0" office:value-type="string" calcext:value-type="string">
            <text:p><text:a xlink:href="https://alltransistors.com/transistor.php?transistor=30147" xlink:type="simple">BUS3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0" office:value-type="string" calcext:value-type="string">
            <text:p><text:a xlink:href="https://alltransistors.com/transistor.php?transistor=30148" xlink:type="simple">BUS3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0" office:value-type="string" calcext:value-type="string">
            <text:p><text:a xlink:href="https://alltransistors.com/transistor.php?transistor=30177" xlink:type="simple">BUT1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0" office:value-type="string" calcext:value-type="string">
            <text:p><text:a xlink:href="https://alltransistors.com/transistor.php?transistor=30178" xlink:type="simple">BUT12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0" office:value-type="string" calcext:value-type="string">
            <text:p><text:a xlink:href="https://alltransistors.com/transistor.php?transistor=30180" xlink:type="simple">BUT12AFI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2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0" office:value-type="string" calcext:value-type="string">
            <text:p><text:a xlink:href="https://alltransistors.com/transistor.php?transistor=40707" xlink:type="simple">MJE20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5" calcext:value-type="float">
            <text:p>75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0" office:value-type="string" calcext:value-type="string">
            <text:p><text:a xlink:href="https://alltransistors.com/transistor.php?transistor=40869" xlink:type="simple">MJE51T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0" office:value-type="string" calcext:value-type="string">
            <text:p><text:a xlink:href="https://alltransistors.com/transistor.php?transistor=40875" xlink:type="simple">MJE52T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0" office:value-type="string" calcext:value-type="string">
            <text:p><text:a xlink:href="https://alltransistors.com/transistor.php?transistor=19963" xlink:type="simple">2SD72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<text:a xlink:href="https://alltransistors.com/transistor.php?transistor=13316" xlink:type="simple">2SC2516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alltransistors.com/transistor.php?transistor=14847" xlink:type="simple">2SC352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alltransistors.com/transistor.php?transistor=16009" xlink:type="simple">2SC427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alltransistors.com/transistor.php?transistor=16010" xlink:type="simple">2SC427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0" office:value-type="string" calcext:value-type="string">
            <text:p><text:a xlink:href="https://alltransistors.com/transistor.php?transistor=17888" xlink:type="simple">2SD127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0" office:value-type="string" calcext:value-type="string">
            <text:p><text:a xlink:href="https://alltransistors.com/transistor.php?transistor=17889" xlink:type="simple">2SD1274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<text:a xlink:href="https://alltransistors.com/transistor.php?transistor=17890" xlink:type="simple">2SD1274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0" office:value-type="string" calcext:value-type="string">
            <text:p><text:a xlink:href="https://alltransistors.com/transistor.php?transistor=18292" xlink:type="simple">2SD156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0" office:value-type="string" calcext:value-type="string">
            <text:p><text:a xlink:href="https://alltransistors.com/transistor.php?transistor=18913" xlink:type="simple">2SD196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0" calcext:value-type="float">
            <text:p>13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0" office:value-type="string" calcext:value-type="string">
            <text:p><text:a xlink:href="https://alltransistors.com/transistor.php?transistor=19449" xlink:type="simple">2SD362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0" office:value-type="string" calcext:value-type="string">
            <text:p><text:a xlink:href="https://alltransistors.com/transistor.php?transistor=19453" xlink:type="simple">2SD363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0" office:value-type="string" calcext:value-type="string">
            <text:p><text:a xlink:href="https://alltransistors.com/transistor.php?transistor=19652" xlink:type="simple">2SD52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0" office:value-type="string" calcext:value-type="string">
            <text:p><text:a xlink:href="https://alltransistors.com/transistor.php?transistor=19653" xlink:type="simple">2SD525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0" office:value-type="string" calcext:value-type="string">
            <text:p><text:a xlink:href="https://alltransistors.com/transistor.php?transistor=20897" xlink:type="simple">4087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0" office:value-type="string" calcext:value-type="string">
            <text:p><text:a xlink:href="https://alltransistors.com/transistor.php?transistor=25859" xlink:type="simple">BDS1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0" office:value-type="string" calcext:value-type="string">
            <text:p><text:a xlink:href="https://alltransistors.com/transistor.php?transistor=25861" xlink:type="simple">BDS1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0" office:value-type="string" calcext:value-type="string">
            <text:p><text:a xlink:href="https://alltransistors.com/transistor.php?transistor=25862" xlink:type="simple">BDS1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0" office:value-type="string" calcext:value-type="string">
            <text:p><text:a xlink:href="https://alltransistors.com/transistor.php?transistor=25870" xlink:type="simple">BDS1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0" office:value-type="string" calcext:value-type="string">
            <text:p><text:a xlink:href="https://alltransistors.com/transistor.php?transistor=25872" xlink:type="simple">BDS1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0" office:value-type="string" calcext:value-type="string">
            <text:p><text:a xlink:href="https://alltransistors.com/transistor.php?transistor=26550" xlink:type="simple">BEL40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0" office:value-type="string" calcext:value-type="string">
            <text:p><text:a xlink:href="https://alltransistors.com/transistor.php?transistor=26551" xlink:type="simple">BEL40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0" office:value-type="string" calcext:value-type="string">
            <text:p><text:a xlink:href="https://alltransistors.com/transistor.php?transistor=29983" xlink:type="simple">BUL52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0" office:value-type="string" calcext:value-type="string">
            <text:p><text:a xlink:href="https://alltransistors.com/transistor.php?transistor=29985" xlink:type="simple">BUL53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0" office:value-type="string" calcext:value-type="string">
            <text:p><text:a xlink:href="https://alltransistors.com/transistor.php?transistor=29986" xlink:type="simple">BUL53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0" office:value-type="string" calcext:value-type="string">
            <text:p><text:a xlink:href="https://alltransistors.com/transistor.php?transistor=29992" xlink:type="simple">BUL55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0" office:value-type="string" calcext:value-type="string">
            <text:p><text:a xlink:href="https://alltransistors.com/transistor.php?transistor=30221" xlink:type="simple">BUT5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5" calcext:value-type="float">
            <text:p>105</text:p>
          </table:table-cell>
          <table:table-cell table:number-columns-repeated="2"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0" office:value-type="string" calcext:value-type="string">
            <text:p><text:a xlink:href="https://alltransistors.com/transistor.php?transistor=30228" xlink:type="simple">BUT6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0" office:value-type="string" calcext:value-type="string">
            <text:p><text:a xlink:href="https://alltransistors.com/transistor.php?transistor=30229" xlink:type="simple">BUT6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0" office:value-type="string" calcext:value-type="string">
            <text:p><text:a xlink:href="https://alltransistors.com/transistor.php?transistor=55602" xlink:type="simple">CSD362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8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0" office:value-type="string" calcext:value-type="string">
            <text:p><text:a xlink:href="https://alltransistors.com/transistor.php?transistor=55603" xlink:type="simple">CSD36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9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0" office:value-type="string" calcext:value-type="string">
            <text:p><text:a xlink:href="https://alltransistors.com/transistor.php?transistor=55605" xlink:type="simple">CSD363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1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0" office:value-type="string" calcext:value-type="string">
            <text:p><text:a xlink:href="https://alltransistors.com/transistor.php?transistor=33595" xlink:type="simple">ECG33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90" calcext:value-type="float">
            <text:p>9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<text:a xlink:href="https://alltransistors.com/transistor.php?transistor=38082" xlink:type="simple">KSD362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0" office:value-type="string" calcext:value-type="string">
            <text:p><text:a xlink:href="https://alltransistors.com/transistor.php?transistor=38083" xlink:type="simple">KSD36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0" office:value-type="string" calcext:value-type="string">
            <text:p><text:a xlink:href="https://alltransistors.com/transistor.php?transistor=38085" xlink:type="simple">KSD363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0" office:value-type="string" calcext:value-type="string">
            <text:p><text:a xlink:href="https://alltransistors.com/transistor.php?transistor=39836" xlink:type="simple">KTD52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0" office:value-type="string" calcext:value-type="string">
            <text:p><text:a xlink:href="https://alltransistors.com/transistor.php?transistor=57775" xlink:type="simple">MJE13009D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5-0" xlink:type="simple">TO‑220</text:a> </text:p>
          </table:table-cell>
          <table:table-cell table:number-columns-repeated="1011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30" office:value-type="string" calcext:value-type="string">
            <text:p><text:a xlink:href="https://alltransistors.com/transistor.php?transistor=57776" xlink:type="simple">MJE13009K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6-0" xlink:type="simple">TO‑3P</text:a> <text:a xlink:href="https://alltransistors.com/crsearch.php?mat=Si&amp;struct=NPN&amp;pc=40&amp;ucb=60&amp;uce=60&amp;ueb=8&amp;ic=4&amp;tj=150&amp;ft=0&amp;cc=0&amp;hfe=30&amp;caps=TO220&amp;cf=on&amp;r1=0&amp;r2=0&amp;r1r2=0#img1-206-1" xlink:type="simple">TO‑220</text:a> </text:p>
          </table:table-cell>
          <table:table-cell table:number-columns-repeated="1011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30" office:value-type="string" calcext:value-type="string">
            <text:p><text:a xlink:href="https://alltransistors.com/transistor.php?transistor=57777" xlink:type="simple">MJE13009P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7-0" xlink:type="simple">TO‑3P</text:a> <text:a xlink:href="https://alltransistors.com/crsearch.php?mat=Si&amp;struct=NPN&amp;pc=40&amp;ucb=60&amp;uce=60&amp;ueb=8&amp;ic=4&amp;tj=150&amp;ft=0&amp;cc=0&amp;hfe=30&amp;caps=TO220&amp;cf=on&amp;r1=0&amp;r2=0&amp;r1r2=0#img1-207-1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0" office:value-type="string" calcext:value-type="string">
            <text:p><text:a xlink:href="https://alltransistors.com/transistor.php?transistor=50148" xlink:type="simple">BUJ302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50" calcext:value-type="float">
            <text:p>105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9-0" xlink:type="simple">TO220AB</text:a> 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<text:a xlink:href="https://alltransistors.com/transistor.php?transistor=14465" xlink:type="simple">2SC331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0" office:value-type="string" calcext:value-type="string">
            <text:p><text:a xlink:href="https://alltransistors.com/transistor.php?transistor=18024" xlink:type="simple">2SD136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0" office:value-type="string" calcext:value-type="string">
            <text:p><text:a xlink:href="https://alltransistors.com/transistor.php?transistor=18306" xlink:type="simple">2SD158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0" office:value-type="string" calcext:value-type="string">
            <text:p><text:a xlink:href="https://alltransistors.com/transistor.php?transistor=49498" xlink:type="simple">FJP555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050" calcext:value-type="float">
            <text:p>10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0" office:value-type="string" calcext:value-type="string">
            <text:p><text:a xlink:href="https://alltransistors.com/transistor.php?transistor=63839" xlink:type="simple">3DD742A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050" calcext:value-type="float">
            <text:p>10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9-0" xlink:type="simple">TO220AB</text:a> 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<text:a xlink:href="https://alltransistors.com/transistor.php?transistor=13685" xlink:type="simple">2SC276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<text:a xlink:href="https://alltransistors.com/transistor.php?transistor=14893" xlink:type="simple">2SC355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alltransistors.com/transistor.php?transistor=16272" xlink:type="simple">2SC451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0" office:value-type="string" calcext:value-type="string">
            <text:p><text:a xlink:href="https://alltransistors.com/transistor.php?transistor=26007" xlink:type="simple">BDT8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0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0" office:value-type="string" calcext:value-type="string">
            <text:p><text:a xlink:href="https://alltransistors.com/transistor.php?transistor=26011" xlink:type="simple">BDT8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0" office:value-type="string" calcext:value-type="string">
            <text:p><text:a xlink:href="https://alltransistors.com/transistor.php?transistor=26015" xlink:type="simple">BDT8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0" office:value-type="string" calcext:value-type="string">
            <text:p><text:a xlink:href="https://alltransistors.com/transistor.php?transistor=49773" xlink:type="simple">MJE1503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8-0" xlink:type="simple">TO220</text:a> </text:p>
          </table:table-cell>
          <table:table-cell table:number-columns-repeated="1011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30" office:value-type="string" calcext:value-type="string">
            <text:p><text:a xlink:href="https://alltransistors.com/transistor.php?transistor=63377" xlink:type="simple">MJE5742G </text:a></text:p>
          </table:table-cell>
          <table:table-cell table:style-name="ce30" office:value-type="string" calcext:value-type="string">
            <text:p> MJE5742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5-0" xlink:type="simple">TO220AB</text:a> 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<text:a xlink:href="https://alltransistors.com/transistor.php?transistor=14993" xlink:type="simple">2SC362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0" office:value-type="string" calcext:value-type="string">
            <text:p><text:a xlink:href="https://alltransistors.com/transistor.php?transistor=39835" xlink:type="simple">KTD305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<text:a xlink:href="https://alltransistors.com/transistor.php?transistor=13739" xlink:type="simple">2SC281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00" calcext:value-type="float">
            <text:p>3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alltransistors.com/transistor.php?transistor=16203" xlink:type="simple">2SC444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<text:a xlink:href="https://alltransistors.com/transistor.php?transistor=17816" xlink:type="simple">2SD124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<text:a xlink:href="https://alltransistors.com/transistor.php?transistor=17873" xlink:type="simple">2SD126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<text:a xlink:href="https://alltransistors.com/transistor.php?transistor=17874" xlink:type="simple">2SD1267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0" office:value-type="string" calcext:value-type="string">
            <text:p><text:a xlink:href="https://alltransistors.com/transistor.php?transistor=18145" xlink:type="simple">2SD1443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0" office:value-type="string" calcext:value-type="string">
            <text:p><text:a xlink:href="https://alltransistors.com/transistor.php?transistor=18213" xlink:type="simple">2SD149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0" office:value-type="string" calcext:value-type="string">
            <text:p><text:a xlink:href="https://alltransistors.com/transistor.php?transistor=18545" xlink:type="simple">2SD172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0" office:value-type="string" calcext:value-type="string">
            <text:p><text:a xlink:href="https://alltransistors.com/transistor.php?transistor=18627" xlink:type="simple">2SD177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0" office:value-type="string" calcext:value-type="string">
            <text:p><text:a xlink:href="https://alltransistors.com/transistor.php?transistor=26554" xlink:type="simple">BEL866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0" office:value-type="string" calcext:value-type="string">
            <text:p><text:a xlink:href="https://alltransistors.com/transistor.php?transistor=69865" xlink:type="simple">BU406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0" office:value-type="string" calcext:value-type="string">
            <text:p><text:a xlink:href="https://alltransistors.com/transistor.php?transistor=50823" xlink:type="simple">BUL85D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0" office:value-type="string" calcext:value-type="string">
            <text:p><text:a xlink:href="https://alltransistors.com/transistor.php?transistor=33378" xlink:type="simple">ECG15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0" office:value-type="string" calcext:value-type="string">
            <text:p><text:a xlink:href="https://alltransistors.com/transistor.php?transistor=33641" xlink:type="simple">ECG37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0" office:value-type="string" calcext:value-type="string">
            <text:p><text:a xlink:href="https://alltransistors.com/transistor.php?transistor=33645" xlink:type="simple">ECG38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0" office:value-type="string" calcext:value-type="string">
            <text:p><text:a xlink:href="https://alltransistors.com/transistor.php?transistor=47072" xlink:type="simple">TIPL79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0" office:value-type="string" calcext:value-type="string">
            <text:p><text:a xlink:href="https://alltransistors.com/transistor.php?transistor=47073" xlink:type="simple">TIPL790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50-0" xlink:type="simple">TO220</text:a>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0" office:value-type="string" calcext:value-type="string">
            <text:p><text:a xlink:href="https://alltransistors.com/transistor.php?transistor=17976" xlink:type="simple">2SD134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alltransistors.com/transistor.php?transistor=58434" xlink:type="simple">2SC3834F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0" office:value-type="string" calcext:value-type="string">
            <text:p><text:a xlink:href="https://alltransistors.com/transistor.php?transistor=19448" xlink:type="simple">2SD362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0" office:value-type="string" calcext:value-type="string">
            <text:p><text:a xlink:href="https://alltransistors.com/transistor.php?transistor=19452" xlink:type="simple">2SD363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0" office:value-type="string" calcext:value-type="string">
            <text:p><text:a xlink:href="https://alltransistors.com/transistor.php?transistor=19654" xlink:type="simple">2SD525R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0" office:value-type="string" calcext:value-type="string">
            <text:p><text:a xlink:href="https://alltransistors.com/transistor.php?transistor=59700" xlink:type="simple">3DA383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0" office:value-type="string" calcext:value-type="string">
            <text:p><text:a xlink:href="https://alltransistors.com/transistor.php?transistor=59701" xlink:type="simple">3DA3834F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8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0" office:value-type="string" calcext:value-type="string">
            <text:p><text:a xlink:href="https://alltransistors.com/transistor.php?transistor=55601" xlink:type="simple">CSD362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7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0" office:value-type="string" calcext:value-type="string">
            <text:p><text:a xlink:href="https://alltransistors.com/transistor.php?transistor=55604" xlink:type="simple">CSD363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0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0" office:value-type="string" calcext:value-type="string">
            <text:p><text:a xlink:href="https://alltransistors.com/transistor.php?transistor=38081" xlink:type="simple">KSD362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0" office:value-type="string" calcext:value-type="string">
            <text:p><text:a xlink:href="https://alltransistors.com/transistor.php?transistor=38084" xlink:type="simple">KSD363O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alltransistors.com/transistor.php?transistor=14243" xlink:type="simple">2SC317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0" office:value-type="string" calcext:value-type="string">
            <text:p><text:a xlink:href="https://alltransistors.com/transistor.php?transistor=33559" xlink:type="simple">ECG29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<text:a xlink:href="https://alltransistors.com/transistor.php?transistor=13686" xlink:type="simple">2SC2768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<text:a xlink:href="https://alltransistors.com/transistor.php?transistor=14242" xlink:type="simple">2SC317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<text:a xlink:href="https://alltransistors.com/transistor.php?transistor=14324" xlink:type="simple">2SC323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<text:a xlink:href="https://alltransistors.com/transistor.php?transistor=17879" xlink:type="simple">2SD127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0" calcext:value-type="float">
            <text:p>13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<text:a xlink:href="https://alltransistors.com/transistor.php?transistor=17880" xlink:type="simple">2SD127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0" calcext:value-type="float">
            <text:p>13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<text:a xlink:href="https://alltransistors.com/transistor.php?transistor=17881" xlink:type="simple">2SD1271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<text:a xlink:href="https://alltransistors.com/transistor.php?transistor=69564" xlink:type="simple">2SC484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0" office:value-type="string" calcext:value-type="string">
            <text:p><text:a xlink:href="https://alltransistors.com/transistor.php?transistor=20326" xlink:type="simple">2SD97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50" calcext:value-type="float">
            <text:p>4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0" office:value-type="string" calcext:value-type="string">
            <text:p><text:a xlink:href="https://alltransistors.com/transistor.php?transistor=20340" xlink:type="simple">2SD98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0" office:value-type="string" calcext:value-type="string">
            <text:p><text:a xlink:href="https://alltransistors.com/transistor.php?transistor=29615" xlink:type="simple">BU18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0" office:value-type="string" calcext:value-type="string">
            <text:p><text:a xlink:href="https://alltransistors.com/transistor.php?transistor=29797" xlink:type="simple">BU81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0" office:value-type="string" calcext:value-type="string">
            <text:p><text:a xlink:href="https://alltransistors.com/transistor.php?transistor=29866" xlink:type="simple">BUD4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0" office:value-type="float" office:value="850" calcext:value-type="float">
            <text:p>8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0" office:value-type="string" calcext:value-type="string">
            <text:p><text:a xlink:href="https://alltransistors.com/transistor.php?transistor=29867" xlink:type="simple">BUD46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0" office:value-type="string" calcext:value-type="string">
            <text:p><text:a xlink:href="https://alltransistors.com/transistor.php?transistor=29868" xlink:type="simple">BUD4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0" office:value-type="string" calcext:value-type="string">
            <text:p><text:a xlink:href="https://alltransistors.com/transistor.php?transistor=29869" xlink:type="simple">BUD47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0" office:value-type="string" calcext:value-type="string">
            <text:p><text:a xlink:href="https://alltransistors.com/transistor.php?transistor=33451" xlink:type="simple">ECG231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0" office:value-type="string" calcext:value-type="string">
            <text:p><text:a xlink:href="https://alltransistors.com/transistor.php?transistor=33534" xlink:type="simple">ECG26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0" office:value-type="string" calcext:value-type="string">
            <text:p><text:a xlink:href="https://alltransistors.com/transistor.php?transistor=33536" xlink:type="simple">ECG26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0" office:value-type="string" calcext:value-type="string">
            <text:p><text:a xlink:href="https://alltransistors.com/transistor.php?transistor=33693" xlink:type="simple">ECG5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0" office:value-type="string" calcext:value-type="string">
            <text:p><text:a xlink:href="https://alltransistors.com/transistor.php?transistor=69616" xlink:type="simple">MJ10012T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0" office:value-type="string" calcext:value-type="string">
            <text:p><text:a xlink:href="https://alltransistors.com/transistor.php?transistor=49775" xlink:type="simple">MJE1503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0" office:value-type="string" calcext:value-type="string">
            <text:p><text:a xlink:href="https://alltransistors.com/transistor.php?transistor=40937" xlink:type="simple">MJF1001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6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0" office:value-type="string" calcext:value-type="string">
            <text:p><text:a xlink:href="https://alltransistors.com/transistor.php?transistor=18149" xlink:type="simple">2SD1445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0" office:value-type="string" calcext:value-type="string">
            <text:p><text:a xlink:href="https://alltransistors.com/transistor.php?transistor=19454" xlink:type="simple">2SD363Y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0" office:value-type="string" calcext:value-type="string">
            <text:p><text:a xlink:href="https://alltransistors.com/transistor.php?transistor=19655" xlink:type="simple">2SD525Y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0" office:value-type="string" calcext:value-type="string">
            <text:p><text:a xlink:href="https://alltransistors.com/transistor.php?transistor=55606" xlink:type="simple">CSD363Y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2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0" office:value-type="string" calcext:value-type="string">
            <text:p><text:a xlink:href="https://alltransistors.com/transistor.php?transistor=38086" xlink:type="simple">KSD363Y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alltransistors.com/transistor.php?transistor=16312" xlink:type="simple">2SC455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0" office:value-type="string" calcext:value-type="string">
            <text:p><text:a xlink:href="https://alltransistors.com/transistor.php?transistor=17988" xlink:type="simple">2SD134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0" office:value-type="string" calcext:value-type="string">
            <text:p><text:a xlink:href="https://alltransistors.com/transistor.php?transistor=19617" xlink:type="simple">2SD501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9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0" office:value-type="string" calcext:value-type="string">
            <text:p><text:a xlink:href="https://alltransistors.com/transistor.php?transistor=29614" xlink:type="simple">BU18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0" office:value-type="string" calcext:value-type="string">
            <text:p><text:a xlink:href="https://alltransistors.com/transistor.php?transistor=38156" xlink:type="simple">KSD574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00" calcext:value-type="float">
            <text:p>30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0" office:value-type="string" calcext:value-type="string">
            <text:p><text:a xlink:href="https://alltransistors.com/transistor.php?transistor=38157" xlink:type="simple">KSD574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50" calcext:value-type="float">
            <text:p>35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0" office:value-type="string" calcext:value-type="string">
            <text:p><text:a xlink:href="https://alltransistors.com/transistor.php?transistor=38158" xlink:type="simple">KSD574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0" office:value-type="string" calcext:value-type="string">
            <text:p><text:a xlink:href="https://alltransistors.com/transistor.php?transistor=40886" xlink:type="simple">MJE574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300" calcext:value-type="float">
            <text:p>30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0" office:value-type="string" calcext:value-type="string">
            <text:p><text:a xlink:href="https://alltransistors.com/transistor.php?transistor=40888" xlink:type="simple">MJE574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0" office:value-type="string" calcext:value-type="string">
            <text:p><text:a xlink:href="https://alltransistors.com/transistor.php?transistor=45938" xlink:type="simple">SM217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0" office:value-type="string" calcext:value-type="string">
            <text:p><text:a xlink:href="https://alltransistors.com/transistor.php?transistor=46829" xlink:type="simple">TIP15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300" calcext:value-type="float">
            <text:p>3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0" office:value-type="string" calcext:value-type="string">
            <text:p><text:a xlink:href="https://alltransistors.com/transistor.php?transistor=46830" xlink:type="simple">TIP15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350" calcext:value-type="float">
            <text:p>35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0" office:value-type="string" calcext:value-type="string">
            <text:p><text:a xlink:href="https://alltransistors.com/transistor.php?transistor=46831" xlink:type="simple">TIP15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400" calcext:value-type="float">
            <text:p>4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0" office:value-type="string" calcext:value-type="string">
            <text:p><text:a xlink:href="https://alltransistors.com/transistor.php?transistor=18904" xlink:type="simple">2SD195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<text:a xlink:href="https://alltransistors.com/transistor.php?transistor=17619" xlink:type="simple">2SD111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<text:a xlink:href="https://alltransistors.com/transistor.php?transistor=17681" xlink:type="simple">2SD115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<text:a xlink:href="https://alltransistors.com/transistor.php?transistor=17691" xlink:type="simple">2SD116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 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0" office:value-type="string" calcext:value-type="string">
            <text:p><text:a xlink:href="https://alltransistors.com/transistor.php?transistor=20126" xlink:type="simple">2SD83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<text:a xlink:href="https://alltransistors.com/transistor.php?transistor=17823" xlink:type="simple">2SD124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0" office:value-type="string" calcext:value-type="string">
            <text:p><text:a xlink:href="https://alltransistors.com/transistor.php?transistor=18834" xlink:type="simple">2SD190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0" office:value-type="string" calcext:value-type="string">
            <text:p><text:a xlink:href="https://alltransistors.com/transistor.php?transistor=25895" xlink:type="simple">BDT2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2" calcext:value-type="float">
            <text:p>62</text:p>
          </table:table-cell>
          <table:table-cell table:number-columns-repeated="2"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0" office:value-type="string" calcext:value-type="string">
            <text:p><text:a xlink:href="https://alltransistors.com/transistor.php?transistor=39827" xlink:type="simple">KTD193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01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0" office:value-type="string" calcext:value-type="string">
            <text:p><text:a xlink:href="https://alltransistors.com/transistor.php?transistor=45283" xlink:type="simple">RCA920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0" office:value-type="string" calcext:value-type="string">
            <text:p><text:a xlink:href="https://alltransistors.com/transistor.php?transistor=45284" xlink:type="simple">RCA9203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0" office:value-type="string" calcext:value-type="string">
            <text:p><text:a xlink:href="https://alltransistors.com/transistor.php?transistor=45285" xlink:type="simple">RCA9203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0" office:value-type="string" calcext:value-type="string">
            <text:p><text:a xlink:href="https://alltransistors.com/transistor.php?transistor=45286" xlink:type="simple">RCA9203C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a xlink:href="https://alltransistors.com/transistor.php?transistor=13283" xlink:type="simple">2SC249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0" office:value-type="string" calcext:value-type="string">
            <text:p><text:a xlink:href="https://alltransistors.com/transistor.php?transistor=25023" xlink:type="simple">BD26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0" office:value-type="string" calcext:value-type="string">
            <text:p><text:a xlink:href="https://alltransistors.com/transistor.php?transistor=25024" xlink:type="simple">BD267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0" office:value-type="string" calcext:value-type="string">
            <text:p><text:a xlink:href="https://alltransistors.com/transistor.php?transistor=25025" xlink:type="simple">BD267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1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0" office:value-type="string" calcext:value-type="string">
            <text:p><text:a xlink:href="https://alltransistors.com/transistor.php?transistor=26050" xlink:type="simple">BDV4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0" office:value-type="string" calcext:value-type="string">
            <text:p><text:a xlink:href="https://alltransistors.com/transistor.php?transistor=26052" xlink:type="simple">BDV4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0" office:value-type="string" calcext:value-type="string">
            <text:p><text:a xlink:href="https://alltransistors.com/transistor.php?transistor=26054" xlink:type="simple">BDV4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0" office:value-type="string" calcext:value-type="string">
            <text:p><text:a xlink:href="https://alltransistors.com/transistor.php?transistor=61820" xlink:type="simple">HBDW93C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0" office:value-type="string" calcext:value-type="string">
            <text:p><text:a xlink:href="https://alltransistors.com/transistor.php?transistor=45275" xlink:type="simple">RCA920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0" office:value-type="string" calcext:value-type="string">
            <text:p><text:a xlink:href="https://alltransistors.com/transistor.php?transistor=45276" xlink:type="simple">RCA9201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0" office:value-type="string" calcext:value-type="string">
            <text:p><text:a xlink:href="https://alltransistors.com/transistor.php?transistor=45277" xlink:type="simple">RCA9201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0" office:value-type="string" calcext:value-type="string">
            <text:p><text:a xlink:href="https://alltransistors.com/transistor.php?transistor=45278" xlink:type="simple">RCA9201C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0" office:value-type="string" calcext:value-type="string">
            <text:p><text:a xlink:href="https://alltransistors.com/transistor.php?transistor=45279" xlink:type="simple">RCA920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0" office:value-type="string" calcext:value-type="string">
            <text:p><text:a xlink:href="https://alltransistors.com/transistor.php?transistor=45280" xlink:type="simple">RCA9202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0" office:value-type="string" calcext:value-type="string">
            <text:p><text:a xlink:href="https://alltransistors.com/transistor.php?transistor=45281" xlink:type="simple">RCA9202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0" office:value-type="string" calcext:value-type="string">
            <text:p><text:a xlink:href="https://alltransistors.com/transistor.php?transistor=45282" xlink:type="simple">RCA9202C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2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<text:a xlink:href="https://alltransistors.com/transistor.php?transistor=18184" xlink:type="simple">2SD147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0" office:value-type="string" calcext:value-type="string">
            <text:p><text:a xlink:href="https://alltransistors.com/transistor.php?transistor=18254" xlink:type="simple">2SD153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alltransistors.com/transistor.php?transistor=17624" xlink:type="simple">2SD112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<text:a xlink:href="https://alltransistors.com/transistor.php?transistor=17625" xlink:type="simple">2SD112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alltransistors.com/transistor.php?transistor=17626" xlink:type="simple">2SD112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<text:a xlink:href="https://alltransistors.com/transistor.php?transistor=17627" xlink:type="simple">2SD112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0" office:value-type="string" calcext:value-type="string">
            <text:p><text:a xlink:href="https://alltransistors.com/transistor.php?transistor=25878" xlink:type="simple">BDS2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4-0" xlink:type="simple">TO220</text:a> </text:p>
          </table:table-cell>
          <table:table-cell table:number-columns-repeated="1011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30" office:value-type="string" calcext:value-type="string">
            <text:p><text:a xlink:href="https://alltransistors.com/transistor.php?transistor=58175" xlink:type="simple">BTD7521E3 </text:a></text:p>
          </table:table-cell>
          <table:table-cell table:style-name="ce30" office:value-type="string" calcext:value-type="string">
            <text:p> D7521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90" calcext:value-type="float">
            <text:p>9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40-0" xlink:type="simple">TO‑220AB</text:a> </text:p>
          </table:table-cell>
          <table:table-cell table:number-columns-repeated="101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0" office:value-type="string" calcext:value-type="string">
            <text:p><text:a xlink:href="https://alltransistors.com/transistor.php?transistor=33471" xlink:type="simple">ECG234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0" office:value-type="string" calcext:value-type="string">
            <text:p><text:a xlink:href="https://alltransistors.com/transistor.php?transistor=56962" xlink:type="simple">FJP910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7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0" office:value-type="string" calcext:value-type="string">
            <text:p><text:a xlink:href="https://alltransistors.com/transistor.php?transistor=36503" xlink:type="simple">HEPS915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8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0" office:value-type="string" calcext:value-type="string">
            <text:p><text:a xlink:href="https://alltransistors.com/transistor.php?transistor=36504" xlink:type="simple">HEPS915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0" office:value-type="string" calcext:value-type="string">
            <text:p><text:a xlink:href="https://alltransistors.com/transistor.php?transistor=38113" xlink:type="simple">KSD501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9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0" office:value-type="string" calcext:value-type="string">
            <text:p><text:a xlink:href="https://alltransistors.com/transistor.php?transistor=45845" xlink:type="simple">SGSD0002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0" office:value-type="string" calcext:value-type="string">
            <text:p><text:a xlink:href="https://alltransistors.com/transistor.php?transistor=45850" xlink:type="simple">SGSD93E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0" office:value-type="string" calcext:value-type="string">
            <text:p><text:a xlink:href="https://alltransistors.com/transistor.php?transistor=45851" xlink:type="simple">SGSD93F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0" office:value-type="string" calcext:value-type="string">
            <text:p><text:a xlink:href="https://alltransistors.com/transistor.php?transistor=45852" xlink:type="simple">SGSD93G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0" office:value-type="string" calcext:value-type="string">
            <text:p><text:a xlink:href="https://alltransistors.com/transistor.php?transistor=45937" xlink:type="simple">SM217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0" office:value-type="string" calcext:value-type="string">
            <text:p><text:a xlink:href="https://alltransistors.com/transistor.php?transistor=17893" xlink:type="simple">2SD127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0" office:value-type="string" calcext:value-type="string">
            <text:p><text:a xlink:href="https://alltransistors.com/transistor.php?transistor=17894" xlink:type="simple">2SD1276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0" office:value-type="string" calcext:value-type="string">
            <text:p><text:a xlink:href="https://alltransistors.com/transistor.php?transistor=17895" xlink:type="simple">2SD127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0" office:value-type="string" calcext:value-type="string">
            <text:p><text:a xlink:href="https://alltransistors.com/transistor.php?transistor=17896" xlink:type="simple">2SD1277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<text:a xlink:href="https://alltransistors.com/transistor.php?transistor=18150" xlink:type="simple">2SD144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0" office:value-type="string" calcext:value-type="string">
            <text:p><text:a xlink:href="https://alltransistors.com/transistor.php?transistor=18256" xlink:type="simple">2SD153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0" office:value-type="string" calcext:value-type="string">
            <text:p><text:a xlink:href="https://alltransistors.com/transistor.php?transistor=20136" xlink:type="simple">2SD84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0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0" office:value-type="string" calcext:value-type="string">
            <text:p><text:a xlink:href="https://alltransistors.com/transistor.php?transistor=25999" xlink:type="simple">BDT6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0" office:value-type="string" calcext:value-type="string">
            <text:p><text:a xlink:href="https://alltransistors.com/transistor.php?transistor=26000" xlink:type="simple">BDT65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0" office:value-type="string" calcext:value-type="string">
            <text:p><text:a xlink:href="https://alltransistors.com/transistor.php?transistor=26002" xlink:type="simple">BDT65B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0" office:value-type="string" calcext:value-type="string">
            <text:p><text:a xlink:href="https://alltransistors.com/transistor.php?transistor=26004" xlink:type="simple">BDT65C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25" calcext:value-type="float">
            <text:p>125</text:p>
          </table:table-cell>
          <table:table-cell table:number-columns-repeated="2"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2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0" office:value-type="string" calcext:value-type="string">
            <text:p><text:a xlink:href="https://alltransistors.com/transistor.php?transistor=55126" xlink:type="simple">CN10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66-0" xlink:type="simple">TO‑220</text:a> </text:p>
          </table:table-cell>
          <table:table-cell table:number-columns-repeated="101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0" office:value-type="string" calcext:value-type="string">
            <text:p><text:a xlink:href="https://alltransistors.com/transistor.php?transistor=33465" xlink:type="simple">ECG233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0" office:value-type="string" calcext:value-type="string">
            <text:p><text:a xlink:href="https://alltransistors.com/transistor.php?transistor=44413" xlink:type="simple">NTE254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1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0" office:value-type="string" calcext:value-type="string">
            <text:p><text:a xlink:href="https://alltransistors.com/transistor.php?transistor=17553" xlink:type="simple">2SD107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alltransistors.com/transistor.php?transistor=17475" xlink:type="simple">2SD102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0" office:value-type="string" calcext:value-type="string">
            <text:p><text:a xlink:href="https://alltransistors.com/transistor.php?transistor=17476" xlink:type="simple">2SD102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number-columns-repeated="3"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0" office:value-type="string" calcext:value-type="string">
            <text:p><text:a xlink:href="https://alltransistors.com/transistor.php?transistor=17477" xlink:type="simple">2SD102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float" office:value="200" calcext:value-type="float">
            <text:p>2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<text:a xlink:href="https://alltransistors.com/transistor.php?transistor=18216" xlink:type="simple">2SD150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0" office:value-type="string" calcext:value-type="string">
            <text:p><text:a xlink:href="https://alltransistors.com/transistor.php?transistor=18866" xlink:type="simple">2SD193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0" office:value-type="string" calcext:value-type="string">
            <text:p><text:a xlink:href="https://alltransistors.com/transistor.php?transistor=33457" xlink:type="simple">ECG232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<text:a xlink:href="https://alltransistors.com/transistor.php?transistor=17701" xlink:type="simple">2SD1170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<text:a xlink:href="https://alltransistors.com/transistor.php?transistor=17707" xlink:type="simple">2SD117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<text:a xlink:href="https://alltransistors.com/transistor.php?transistor=17708" xlink:type="simple">2SD1176A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4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0" office:value-type="string" calcext:value-type="string">
            <text:p><text:a xlink:href="https://alltransistors.com/transistor.php?transistor=18053" xlink:type="simple">2SD138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40" calcext:value-type="float">
            <text:p>14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0" office:value-type="string" calcext:value-type="string">
            <text:p><text:a xlink:href="https://alltransistors.com/transistor.php?transistor=33464" xlink:type="simple">ECG233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7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alltransistors.com/transistor.php?transistor=14192" xlink:type="simple">2SC314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0" office:value-type="string" calcext:value-type="string">
            <text:p><text:a xlink:href="https://alltransistors.com/transistor.php?transistor=17940" xlink:type="simple">2SD131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5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0" office:value-type="string" calcext:value-type="string">
            <text:p><text:a xlink:href="https://alltransistors.com/transistor.php?transistor=18343" xlink:type="simple">2SD1607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0" office:value-type="string" calcext:value-type="string">
            <text:p><text:a xlink:href="https://alltransistors.com/transistor.php?transistor=18344" xlink:type="simple">2SD160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0" office:value-type="string" calcext:value-type="string">
            <text:p><text:a xlink:href="https://alltransistors.com/transistor.php?transistor=18623" xlink:type="simple">2SD177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120" calcext:value-type="float">
            <text:p>12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0" office:value-type="string" calcext:value-type="string">
            <text:p><text:a xlink:href="https://alltransistors.com/transistor.php?transistor=18790" xlink:type="simple">2SD188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0" office:value-type="string" calcext:value-type="string">
            <text:p><text:a xlink:href="https://alltransistors.com/transistor.php?transistor=18939" xlink:type="simple">2SD1986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0" office:value-type="string" calcext:value-type="string">
            <text:p><text:a xlink:href="https://alltransistors.com/transistor.php?transistor=58486" xlink:type="simple">BR618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3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0" office:value-type="string" calcext:value-type="string">
            <text:p><text:a xlink:href="https://alltransistors.com/transistor.php?transistor=18413" xlink:type="simple">2SD163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3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<text:a xlink:href="https://alltransistors.com/transistor.php?transistor=17699" xlink:type="simple">2SD1169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3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0" office:value-type="string" calcext:value-type="string">
            <text:p><text:a xlink:href="https://alltransistors.com/transistor.php?transistor=18977" xlink:type="simple">2SD202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0" office:value-type="string" calcext:value-type="string">
            <text:p><text:a xlink:href="https://alltransistors.com/transistor.php?transistor=18795" xlink:type="simple">2SD189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10" calcext:value-type="float">
            <text:p>11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0" office:value-type="string" calcext:value-type="string">
            <text:p><text:a xlink:href="https://alltransistors.com/transistor.php?transistor=18796" xlink:type="simple">2SD1892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7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0" office:value-type="string" calcext:value-type="string">
            <text:p><text:a xlink:href="https://alltransistors.com/transistor.php?transistor=18797" xlink:type="simple">2SD189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50" calcext:value-type="float">
            <text:p>15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0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0" office:value-type="string" calcext:value-type="string">
            <text:p><text:a xlink:href="https://alltransistors.com/transistor.php?transistor=18798" xlink:type="simple">2SD189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1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0" office:value-type="string" calcext:value-type="string">
            <text:p><text:a xlink:href="https://alltransistors.com/transistor.php?transistor=18799" xlink:type="simple">2SD189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60" calcext:value-type="float">
            <text:p>160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82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0" office:value-type="string" calcext:value-type="string">
            <text:p><text:a xlink:href="https://alltransistors.com/transistor.php?transistor=29982" xlink:type="simple">BUL52AFI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1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0" office:value-type="string" calcext:value-type="string">
            <text:p><text:a xlink:href="https://alltransistors.com/transistor.php?transistor=29984" xlink:type="simple">BUL52BFI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153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0" office:value-type="string" calcext:value-type="string">
            <text:p><text:a xlink:href="https://alltransistors.com/transistor.php?transistor=45853" xlink:type="simple">SGSF32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4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0" office:value-type="string" calcext:value-type="string">
            <text:p><text:a xlink:href="https://alltransistors.com/transistor.php?transistor=45854" xlink:type="simple">SGSF32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5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0" office:value-type="string" calcext:value-type="string">
            <text:p><text:a xlink:href="https://alltransistors.com/transistor.php?transistor=45855" xlink:type="simple">SGSF32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6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0" office:value-type="string" calcext:value-type="string">
            <text:p><text:a xlink:href="https://alltransistors.com/transistor.php?transistor=45856" xlink:type="simple">SGSF34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7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0" office:value-type="string" calcext:value-type="string">
            <text:p><text:a xlink:href="https://alltransistors.com/transistor.php?transistor=45857" xlink:type="simple">SGSF34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8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0" office:value-type="string" calcext:value-type="string">
            <text:p><text:a xlink:href="https://alltransistors.com/transistor.php?transistor=45858" xlink:type="simple">SGSF34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39-0" xlink:type="simple">TO220</text:a> </text:p>
          </table:table-cell>
          <table:table-cell table:number-columns-repeated="101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<text:a xlink:href="https://alltransistors.com/transistor.php?transistor=45887" xlink:type="simple">SGSIF341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0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0" office:value-type="string" calcext:value-type="string">
            <text:p><text:a xlink:href="https://alltransistors.com/transistor.php?transistor=45888" xlink:type="simple">SGSIF343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1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0" office:value-type="string" calcext:value-type="string">
            <text:p><text:a xlink:href="https://alltransistors.com/transistor.php?transistor=45889" xlink:type="simple">SGSIF344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2-0" xlink:type="simple">TO220F</text:a> </text:p>
          </table:table-cell>
          <table:table-cell table:number-columns-repeated="101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0" office:value-type="string" calcext:value-type="string">
            <text:p><text:a xlink:href="https://alltransistors.com/transistor.php?transistor=45890" xlink:type="simple">SGSIF345 </text:a>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Si </text:p>
          </table:table-cell>
          <table:table-cell table:style-name="ce30" office:value-type="string" calcext:value-type="string">
            <text:p> NPN 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300" calcext:value-type="float">
            <text:p>13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string" calcext:value-type="string">
            <text:p>  </text:p>
          </table:table-cell>
          <table:table-cell table:style-name="ce30" office:value-type="string" calcext:value-type="string">
            <text:p> <text:a xlink:href="https://alltransistors.com/crsearch.php?mat=Si&amp;struct=NPN&amp;pc=40&amp;ucb=60&amp;uce=60&amp;ueb=8&amp;ic=4&amp;tj=150&amp;ft=0&amp;cc=0&amp;hfe=30&amp;caps=TO220&amp;cf=on&amp;r1=0&amp;r2=0&amp;r1r2=0#img1-243-0" xlink:type="simple">TO220F</text:a> </text:p>
          </table:table-cell>
          <table:table-cell table:number-columns-repeated="1011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bugging_measure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7" table:number-columns-repeated="4" table:default-cell-style-name="Default"/>
        <table:table-row table:style-name="ro2">
          <table:table-cell office:value-type="string" calcext:value-type="string">
            <text:p>ref_number_set</text:p>
          </table:table-cell>
          <table:table-cell office:value-type="string" calcext:value-type="string">
            <text:p>ref_number</text:p>
          </table:table-cell>
          <table:table-cell office:value-type="string" calcext:value-type="string">
            <text:p>Part_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n-Place ESR</text:p>
          </table:table-cell>
          <table:table-cell office:value-type="string" calcext:value-type="string">
            <text:p>Good ESR</text:p>
          </table:table-cell>
          <table:table-cell office:value-type="string" calcext:value-type="string">
            <text:p>Rough Good ESR</text:p>
          </table:table-cell>
        </table:table-row>
        <table:table-row table:style-name="ro2">
          <table:table-cell office:value-type="string" calcext:value-type="string">
            <text:p>TR1</text:p>
          </table:table-cell>
          <table:table-cell/>
          <table:table-cell office:value-type="string" calcext:value-type="string">
            <text:p>2SD389A-Q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NPN Transis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2</text:p>
          </table:table-cell>
          <table:table-cell/>
          <table:table-cell office:value-type="string" calcext:value-type="string">
            <text:p>2SA720-R</text:p>
          </table:table-cell>
          <table:table-cell table:number-columns-repeated="2" office:value-type="string" calcext:value-type="string">
            <text:p>Transis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3 12 13 15</text:p>
          </table:table-cell>
          <table:table-cell/>
          <table:table-cell office:value-type="string" calcext:value-type="string">
            <text:p>2SC1328-T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4 5 6 10 11 14</text:p>
          </table:table-cell>
          <table:table-cell/>
          <table:table-cell office:value-type="string" calcext:value-type="string">
            <text:p>2SA666AI-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7 8 9</text:p>
          </table:table-cell>
          <table:table-cell/>
          <table:table-cell office:value-type="string" calcext:value-type="string">
            <text:p>2SC1384A-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Transist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1 2</text:p>
          </table:table-cell>
          <table:table-cell/>
          <table:table-cell office:value-type="string" calcext:value-type="string">
            <text:p>RVD10DC2</text:p>
          </table:table-cell>
          <table:table-cell table:number-columns-repeated="2" office:value-type="string" calcext:value-type="string">
            <text:p>Di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3 4</text:p>
          </table:table-cell>
          <table:table-cell/>
          <table:table-cell office:value-type="string" calcext:value-type="string">
            <text:p>RVD10DC2R</text:p>
          </table:table-cell>
          <table:table-cell table:number-columns-repeated="2" office:value-type="string" calcext:value-type="string">
            <text:p>Di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VD1S155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found in prior reference for AU-717 build as a Toshiba Diode: crosses to 1S2076 VR30 V 150mA VF.8V IF 10 mA</text:p>
          </table:table-cell>
          <table:table-cell/>
          <table:table-cell office:value-type="string" calcext:value-type="string">
            <text:p>measure conducti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6</text:p>
          </table:table-cell>
          <table:table-cell table:number-columns-repeated="5"/>
          <table:table-cell table:style-name="ce32" office:value-type="string" calcext:value-type="string">
            <text:p>measure conducti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7</text:p>
          </table:table-cell>
          <table:table-cell table:number-columns-repeated="5"/>
          <table:table-cell table:style-name="ce32" office:value-type="string" calcext:value-type="string">
            <text:p>measure conducti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5 6 7 8 9 11</text:p>
          </table:table-cell>
          <table:table-cell office:value-type="string" calcext:value-type="string">
            <text:p>D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OA90</text:p>
          </table:table-cell>
          <table:table-cell table:number-columns-repeated="2" office:value-type="string" calcext:value-type="string">
            <text:p>Dio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1</text:p>
          </table:table-cell>
          <table:table-cell/>
          <table:table-cell office:value-type="string" calcext:value-type="string">
            <text:p>SVDRD18E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8V Ze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2</text:p>
          </table:table-cell>
          <table:table-cell/>
          <table:table-cell office:value-type="string" calcext:value-type="string">
            <text:p>SVDRD6.2E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6.2V Zener</text:p>
          </table:table-cell>
          <table:table-cell office:value-type="string" calcext:value-type="string">
            <text:p>6.2V 1/2W zener used in AU-717 had similar part description RD-6.2E (B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ELM10S123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Oscillat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ERD12FJ75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.5kOhm 1/2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ERD25TJ68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680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 31</text:p>
          </table:table-cell>
          <table:table-cell/>
          <table:table-cell office:value-type="string" calcext:value-type="string">
            <text:p>ERD25TJ1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2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ERD25TJ6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5.2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5 11 18</text:p>
          </table:table-cell>
          <table:table-cell/>
          <table:table-cell office:value-type="string" calcext:value-type="string">
            <text:p>ERD25TJ39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.9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ERD14FJ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3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ERX12ANJR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0.47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8 26 35</text:p>
          </table:table-cell>
          <table:table-cell/>
          <table:table-cell office:value-type="string" calcext:value-type="string">
            <text:p>ERD25TJ1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9 14 21</text:p>
          </table:table-cell>
          <table:table-cell/>
          <table:table-cell office:value-type="string" calcext:value-type="string">
            <text:p>ERD25TJ3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.3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ERD25TJ18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8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ERD25TJ1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.3kOhm 1/4W *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ERD25TJ9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910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ERO25CKF20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20kOhm 1/4W +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ERO25CKF18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18kOhm 1/4W +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7 19 22 24</text:p>
          </table:table-cell>
          <table:table-cell/>
          <table:table-cell office:value-type="string" calcext:value-type="string">
            <text:p>ERD25TJ1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5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0 23 25</text:p>
          </table:table-cell>
          <table:table-cell/>
          <table:table-cell office:value-type="string" calcext:value-type="string">
            <text:p>ERD25TJ5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5.1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7 28</text:p>
          </table:table-cell>
          <table:table-cell/>
          <table:table-cell office:value-type="string" calcext:value-type="string">
            <text:p>ERO25CKF24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etal 24kOhm 1/4W +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29</text:p>
          </table:table-cell>
          <table:table-cell/>
          <table:table-cell office:value-type="string" calcext:value-type="string">
            <text:p>ERD25TJ18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.8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0</text:p>
          </table:table-cell>
          <table:table-cell/>
          <table:table-cell office:value-type="string" calcext:value-type="string">
            <text:p>ERD25TJ75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50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2</text:p>
          </table:table-cell>
          <table:table-cell/>
          <table:table-cell office:value-type="string" calcext:value-type="string">
            <text:p>ERD25TJ1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M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3</text:p>
          </table:table-cell>
          <table:table-cell/>
          <table:table-cell office:value-type="string" calcext:value-type="string">
            <text:p>ERD25TJ22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220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4</text:p>
          </table:table-cell>
          <table:table-cell/>
          <table:table-cell office:value-type="string" calcext:value-type="string">
            <text:p>ERD14FJ1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100 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6</text:p>
          </table:table-cell>
          <table:table-cell/>
          <table:table-cell office:value-type="string" calcext:value-type="string">
            <text:p>ERD25TJ2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20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7 40</text:p>
          </table:table-cell>
          <table:table-cell/>
          <table:table-cell office:value-type="string" calcext:value-type="string">
            <text:p>ERD25TJ4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43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38</text:p>
          </table:table-cell>
          <table:table-cell/>
          <table:table-cell office:value-type="string" calcext:value-type="string">
            <text:p>ERD25TJ7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75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42</text:p>
          </table:table-cell>
          <table:table-cell/>
          <table:table-cell office:value-type="string" calcext:value-type="string">
            <text:p>ERD12FJ3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Carbon 3kOhm 1/4W 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R1 2</text:p>
          </table:table-cell>
          <table:table-cell/>
          <table:table-cell office:value-type="string" calcext:value-type="string">
            <text:p>EVLS3AA15B23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2kOhm (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R3</text:p>
          </table:table-cell>
          <table:table-cell/>
          <table:table-cell office:value-type="string" calcext:value-type="string">
            <text:p>EVLS0AA00B23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2kOhm (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R4</text:p>
          </table:table-cell>
          <table:table-cell/>
          <table:table-cell office:value-type="string" calcext:value-type="string">
            <text:p>EVLS0AA00B52</text:p>
          </table:table-cell>
          <table:table-cell office:value-type="string" calcext:value-type="string">
            <text:p>Variable Resistor</text:p>
          </table:table-cell>
          <table:table-cell office:value-type="string" calcext:value-type="string">
            <text:p>500 Ohm (B)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ECEB50V47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470 uF 50V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&lt;5</text:p>
          </table:table-cell>
        </table:table-row>
        <table:table-row table:style-name="ro2"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ECEA25V33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33 uF 25V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C3</text:p>
          </table:table-cell>
          <table:table-cell office:value-type="string" calcext:value-type="string">
            <text:p>ECQM1H15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5uF 50V 10%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4 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CEA50Z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1uF 50V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4 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ECEA50Z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1uF 50V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50</text:p>
          </table:table-cell>
        </table:table-row>
        <table:table-row table:style-name="ro2">
          <table:table-cell table:number-columns-repeated="2" office:value-type="string" calcext:value-type="string">
            <text:p>C5</text:p>
          </table:table-cell>
          <table:table-cell office:value-type="string" calcext:value-type="string">
            <text:p>ECQM1H392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039 uF 50V 10%</text:p>
          </table:table-cell>
          <table:table-cell table:number-columns-repeated="2"/>
          <table:table-cell office:value-type="string" calcext:value-type="string">
            <text:p>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6 7 8 17 1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office:value-type="string" calcext:value-type="string">
            <text:p>C6 schematic and parts list says 0.01, but circuit board says 0.1 uF</text:p>
          </table:table-cell>
          <table:table-cell/>
          <table:table-cell office:value-type="string" calcext:value-type="string">
            <text:p>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6 7 8 17 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table:number-columns-repeated="2"/>
          <table:table-cell office:value-type="string" calcext:value-type="string">
            <text:p>85/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6 7 8 17 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table:number-columns-repeated="2"/>
          <table:table-cell office:value-type="string" calcext:value-type="string">
            <text:p>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6 7 8 17 18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table:number-columns-repeated="2"/>
          <table:table-cell office:value-type="string" calcext:value-type="string">
            <text:p>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6 7 8 17 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ECQM1H10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1 uF 50V 10%</text:p>
          </table:table-cell>
          <table:table-cell table:number-columns-repeated="2"/>
          <table:table-cell office:value-type="string" calcext:value-type="string">
            <text:p>no measure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9 10 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ECQM1H56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56uF 50V 10%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9 10 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CQM1H56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56uF 50V 10%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50</text:p>
          </table:table-cell>
        </table:table-row>
        <table:table-row table:style-name="ro2">
          <table:table-cell office:value-type="string" calcext:value-type="string">
            <text:p>C9 10 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CQM1H563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056uF 50V 10%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lt;50</text:p>
          </table:table-cell>
        </table:table-row>
        <table:table-row table:style-name="ro2">
          <table:table-cell table:number-columns-repeated="2" office:value-type="string" calcext:value-type="string">
            <text:p>C12</text:p>
          </table:table-cell>
          <table:table-cell office:value-type="string" calcext:value-type="string">
            <text:p>ECEA10V100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100 uF 10V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style-name="ce33" office:value-type="float" office:value="2.5" calcext:value-type="float">
            <text:p>2.5</text:p>
          </table:table-cell>
          <table:table-cell table:style-name="ce33" office:value-type="string" calcext:value-type="string">
            <text:p>&lt;2</text:p>
          </table:table-cell>
        </table:table-row>
        <table:table-row table:style-name="ro2">
          <table:table-cell table:number-columns-repeated="2" office:value-type="string" calcext:value-type="string">
            <text:p>C13</text:p>
          </table:table-cell>
          <table:table-cell office:value-type="string" calcext:value-type="string">
            <text:p>ECEA16Z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22 uF 16V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style-name="ce34" office:value-type="float" office:value="9.6" calcext:value-type="float">
            <text:p>9.6</text:p>
          </table:table-cell>
          <table:table-cell table:style-name="ce33" office:value-type="string" calcext:value-type="string">
            <text:p>&lt;2</text:p>
          </table:table-cell>
        </table:table-row>
        <table:table-row table:style-name="ro2">
          <table:table-cell table:number-columns-repeated="2" office:value-type="string" calcext:value-type="string">
            <text:p>C14</text:p>
          </table:table-cell>
          <table:table-cell office:value-type="string" calcext:value-type="string">
            <text:p>ECEA16Z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10uF 16V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table:style-name="ce34" office:value-type="float" office:value="21" calcext:value-type="float">
            <text:p>21</text:p>
          </table:table-cell>
          <table:table-cell table:style-name="ce33" office:value-type="string" calcext:value-type="string">
            <text:p>&lt;2</text:p>
          </table:table-cell>
        </table:table-row>
        <table:table-row table:style-name="ro2">
          <table:table-cell table:number-columns-repeated="2" office:value-type="string" calcext:value-type="string">
            <text:p>C15</text:p>
          </table:table-cell>
          <table:table-cell office:value-type="string" calcext:value-type="string">
            <text:p>ECEA6V330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330 uF 6V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33" office:value-type="string" calcext:value-type="string">
            <text:p>.62-1.3</text:p>
          </table:table-cell>
          <table:table-cell table:style-name="ce33" office:value-type="string" calcext:value-type="string">
            <text:p>&lt;2</text:p>
          </table:table-cell>
        </table:table-row>
        <table:table-row table:style-name="ro2">
          <table:table-cell table:number-columns-repeated="2" office:value-type="string" calcext:value-type="string">
            <text:p>C19</text:p>
          </table:table-cell>
          <table:table-cell office:value-type="string" calcext:value-type="string">
            <text:p>ECOM1H224KZ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Polyester 0.22 uF 50V 10%</text:p>
          </table:table-cell>
          <table:table-cell office:value-type="string" calcext:value-type="string">
            <text:p>mounted on top of the board</text:p>
          </table:table-cell>
          <table:table-cell/>
          <table:table-cell office:value-type="float" office:value="7.1" calcext:value-type="float">
            <text:p>7.1</text:p>
          </table:table-cell>
          <table:table-cell table:style-name="ce33"/>
          <table:table-cell table:style-name="ce33" office:value-type="string" calcext:value-type="string">
            <text:p>&lt;50</text:p>
          </table:table-cell>
        </table:table-row>
        <table:table-row table:style-name="ro2">
          <table:table-cell table:number-columns-repeated="2" office:value-type="string" calcext:value-type="string">
            <text:p>C20</text:p>
          </table:table-cell>
          <table:table-cell office:value-type="string" calcext:value-type="string">
            <text:p>ECEA50Z4R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 4.7 uF 50V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10</text:p>
          </table:table-cell>
        </table:table-row>
      </table:table>
      <table:named-expressions>
        <table:named-range table:name="pack1" table:base-cell-address="$2SD389A_equivalents.$L$4" table:cell-range-address="$2SD389A_equivalents.$M$4"/>
        <table:named-range table:name="pack10" table:base-cell-address="$2SD389A_equivalents.$L$13" table:cell-range-address="$2SD389A_equivalents.$M$13"/>
        <table:named-range table:name="pack100" table:base-cell-address="$2SD389A_equivalents.$L$103" table:cell-range-address="$2SD389A_equivalents.$M$103"/>
        <table:named-range table:name="pack101" table:base-cell-address="$2SD389A_equivalents.$L$104" table:cell-range-address="$2SD389A_equivalents.$M$104"/>
        <table:named-range table:name="pack102" table:base-cell-address="$2SD389A_equivalents.$L$105" table:cell-range-address="$2SD389A_equivalents.$M$105"/>
        <table:named-range table:name="pack103" table:base-cell-address="$2SD389A_equivalents.$L$106" table:cell-range-address="$2SD389A_equivalents.$M$106"/>
        <table:named-range table:name="pack104" table:base-cell-address="$2SD389A_equivalents.$L$107" table:cell-range-address="$2SD389A_equivalents.$M$107"/>
        <table:named-range table:name="pack105" table:base-cell-address="$2SD389A_equivalents.$L$108" table:cell-range-address="$2SD389A_equivalents.$M$108"/>
        <table:named-range table:name="pack106" table:base-cell-address="$2SD389A_equivalents.$L$109" table:cell-range-address="$2SD389A_equivalents.$M$109"/>
        <table:named-range table:name="pack107" table:base-cell-address="$2SD389A_equivalents.$L$110" table:cell-range-address="$2SD389A_equivalents.$M$110"/>
        <table:named-range table:name="pack108" table:base-cell-address="$2SD389A_equivalents.$L$111" table:cell-range-address="$2SD389A_equivalents.$M$111"/>
        <table:named-range table:name="pack109" table:base-cell-address="$2SD389A_equivalents.$L$112" table:cell-range-address="$2SD389A_equivalents.$M$112"/>
        <table:named-range table:name="pack11" table:base-cell-address="$2SD389A_equivalents.$L$14" table:cell-range-address="$2SD389A_equivalents.$M$14"/>
        <table:named-range table:name="pack110" table:base-cell-address="$2SD389A_equivalents.$L$113" table:cell-range-address="$2SD389A_equivalents.$M$113"/>
        <table:named-range table:name="pack111" table:base-cell-address="$2SD389A_equivalents.$L$114" table:cell-range-address="$2SD389A_equivalents.$M$114"/>
        <table:named-range table:name="pack112" table:base-cell-address="$2SD389A_equivalents.$L$115" table:cell-range-address="$2SD389A_equivalents.$M$115"/>
        <table:named-range table:name="pack113" table:base-cell-address="$2SD389A_equivalents.$L$116" table:cell-range-address="$2SD389A_equivalents.$M$116"/>
        <table:named-range table:name="pack114" table:base-cell-address="$2SD389A_equivalents.$L$117" table:cell-range-address="$2SD389A_equivalents.$M$117"/>
        <table:named-range table:name="pack115" table:base-cell-address="$2SD389A_equivalents.$L$118" table:cell-range-address="$2SD389A_equivalents.$M$118"/>
        <table:named-range table:name="pack116" table:base-cell-address="$2SD389A_equivalents.$L$119" table:cell-range-address="$2SD389A_equivalents.$M$119"/>
        <table:named-range table:name="pack117" table:base-cell-address="$2SD389A_equivalents.$L$120" table:cell-range-address="$2SD389A_equivalents.$M$120"/>
        <table:named-range table:name="pack118" table:base-cell-address="$2SD389A_equivalents.$L$121" table:cell-range-address="$2SD389A_equivalents.$M$121"/>
        <table:named-range table:name="pack119" table:base-cell-address="$2SD389A_equivalents.$L$122" table:cell-range-address="$2SD389A_equivalents.$M$122"/>
        <table:named-range table:name="pack12" table:base-cell-address="$2SD389A_equivalents.$L$15" table:cell-range-address="$2SD389A_equivalents.$M$15"/>
        <table:named-range table:name="pack120" table:base-cell-address="$2SD389A_equivalents.$L$123" table:cell-range-address="$2SD389A_equivalents.$M$123"/>
        <table:named-range table:name="pack121" table:base-cell-address="$2SD389A_equivalents.$L$124" table:cell-range-address="$2SD389A_equivalents.$M$124"/>
        <table:named-range table:name="pack122" table:base-cell-address="$2SD389A_equivalents.$L$125" table:cell-range-address="$2SD389A_equivalents.$M$125"/>
        <table:named-range table:name="pack123" table:base-cell-address="$2SD389A_equivalents.$L$126" table:cell-range-address="$2SD389A_equivalents.$M$126"/>
        <table:named-range table:name="pack124" table:base-cell-address="$2SD389A_equivalents.$L$127" table:cell-range-address="$2SD389A_equivalents.$M$127"/>
        <table:named-range table:name="pack125" table:base-cell-address="$2SD389A_equivalents.$L$128" table:cell-range-address="$2SD389A_equivalents.$M$128"/>
        <table:named-range table:name="pack126" table:base-cell-address="$2SD389A_equivalents.$L$129" table:cell-range-address="$2SD389A_equivalents.$M$129"/>
        <table:named-range table:name="pack127" table:base-cell-address="$2SD389A_equivalents.$L$130" table:cell-range-address="$2SD389A_equivalents.$M$130"/>
        <table:named-range table:name="pack128" table:base-cell-address="$2SD389A_equivalents.$L$131" table:cell-range-address="$2SD389A_equivalents.$M$131"/>
        <table:named-range table:name="pack129" table:base-cell-address="$2SD389A_equivalents.$L$132" table:cell-range-address="$2SD389A_equivalents.$M$132"/>
        <table:named-range table:name="pack13" table:base-cell-address="$2SD389A_equivalents.$L$16" table:cell-range-address="$2SD389A_equivalents.$M$16"/>
        <table:named-range table:name="pack130" table:base-cell-address="$2SD389A_equivalents.$L$133" table:cell-range-address="$2SD389A_equivalents.$M$133"/>
        <table:named-range table:name="pack131" table:base-cell-address="$2SD389A_equivalents.$L$134" table:cell-range-address="$2SD389A_equivalents.$M$134"/>
        <table:named-range table:name="pack132" table:base-cell-address="$2SD389A_equivalents.$L$135" table:cell-range-address="$2SD389A_equivalents.$M$135"/>
        <table:named-range table:name="pack133" table:base-cell-address="$2SD389A_equivalents.$L$136" table:cell-range-address="$2SD389A_equivalents.$M$136"/>
        <table:named-range table:name="pack134" table:base-cell-address="$2SD389A_equivalents.$L$137" table:cell-range-address="$2SD389A_equivalents.$M$137"/>
        <table:named-range table:name="pack135" table:base-cell-address="$2SD389A_equivalents.$L$138" table:cell-range-address="$2SD389A_equivalents.$M$138"/>
        <table:named-range table:name="pack136" table:base-cell-address="$2SD389A_equivalents.$L$139" table:cell-range-address="$2SD389A_equivalents.$M$139"/>
        <table:named-range table:name="pack137" table:base-cell-address="$2SD389A_equivalents.$L$140" table:cell-range-address="$2SD389A_equivalents.$M$140"/>
        <table:named-range table:name="pack138" table:base-cell-address="$2SD389A_equivalents.$L$141" table:cell-range-address="$2SD389A_equivalents.$M$141"/>
        <table:named-range table:name="pack139" table:base-cell-address="$2SD389A_equivalents.$L$142" table:cell-range-address="$2SD389A_equivalents.$M$142"/>
        <table:named-range table:name="pack14" table:base-cell-address="$2SD389A_equivalents.$L$17" table:cell-range-address="$2SD389A_equivalents.$M$17"/>
        <table:named-range table:name="pack140" table:base-cell-address="$2SD389A_equivalents.$L$143" table:cell-range-address="$2SD389A_equivalents.$M$143"/>
        <table:named-range table:name="pack141" table:base-cell-address="$2SD389A_equivalents.$L$144" table:cell-range-address="$2SD389A_equivalents.$M$144"/>
        <table:named-range table:name="pack142" table:base-cell-address="$2SD389A_equivalents.$L$145" table:cell-range-address="$2SD389A_equivalents.$M$145"/>
        <table:named-range table:name="pack143" table:base-cell-address="$2SD389A_equivalents.$L$146" table:cell-range-address="$2SD389A_equivalents.$M$146"/>
        <table:named-range table:name="pack144" table:base-cell-address="$2SD389A_equivalents.$L$147" table:cell-range-address="$2SD389A_equivalents.$M$147"/>
        <table:named-range table:name="pack145" table:base-cell-address="$2SD389A_equivalents.$L$148" table:cell-range-address="$2SD389A_equivalents.$M$148"/>
        <table:named-range table:name="pack146" table:base-cell-address="$2SD389A_equivalents.$L$149" table:cell-range-address="$2SD389A_equivalents.$M$149"/>
        <table:named-range table:name="pack147" table:base-cell-address="$2SD389A_equivalents.$L$150" table:cell-range-address="$2SD389A_equivalents.$M$150"/>
        <table:named-range table:name="pack148" table:base-cell-address="$2SD389A_equivalents.$L$151" table:cell-range-address="$2SD389A_equivalents.$M$151"/>
        <table:named-range table:name="pack149" table:base-cell-address="$2SD389A_equivalents.$L$152" table:cell-range-address="$2SD389A_equivalents.$M$152"/>
        <table:named-range table:name="pack15" table:base-cell-address="$2SD389A_equivalents.$L$18" table:cell-range-address="$2SD389A_equivalents.$M$18"/>
        <table:named-range table:name="pack150" table:base-cell-address="$2SD389A_equivalents.$L$153" table:cell-range-address="$2SD389A_equivalents.$M$153"/>
        <table:named-range table:name="pack151" table:base-cell-address="$2SD389A_equivalents.$L$154" table:cell-range-address="$2SD389A_equivalents.$M$154"/>
        <table:named-range table:name="pack152" table:base-cell-address="$2SD389A_equivalents.$L$155" table:cell-range-address="$2SD389A_equivalents.$M$155"/>
        <table:named-range table:name="pack153" table:base-cell-address="$2SD389A_equivalents.$L$156" table:cell-range-address="$2SD389A_equivalents.$M$156"/>
        <table:named-range table:name="pack154" table:base-cell-address="$2SD389A_equivalents.$L$157" table:cell-range-address="$2SD389A_equivalents.$M$157"/>
        <table:named-range table:name="pack155" table:base-cell-address="$2SD389A_equivalents.$L$158" table:cell-range-address="$2SD389A_equivalents.$M$158"/>
        <table:named-range table:name="pack156" table:base-cell-address="$2SD389A_equivalents.$L$159" table:cell-range-address="$2SD389A_equivalents.$M$159"/>
        <table:named-range table:name="pack157" table:base-cell-address="$2SD389A_equivalents.$L$160" table:cell-range-address="$2SD389A_equivalents.$M$160"/>
        <table:named-range table:name="pack158" table:base-cell-address="$2SD389A_equivalents.$L$161" table:cell-range-address="$2SD389A_equivalents.$M$161"/>
        <table:named-range table:name="pack159" table:base-cell-address="$2SD389A_equivalents.$L$162" table:cell-range-address="$2SD389A_equivalents.$M$162"/>
        <table:named-range table:name="pack16" table:base-cell-address="$2SD389A_equivalents.$L$19" table:cell-range-address="$2SD389A_equivalents.$M$19"/>
        <table:named-range table:name="pack160" table:base-cell-address="$2SD389A_equivalents.$L$163" table:cell-range-address="$2SD389A_equivalents.$M$163"/>
        <table:named-range table:name="pack161" table:base-cell-address="$2SD389A_equivalents.$L$164" table:cell-range-address="$2SD389A_equivalents.$M$164"/>
        <table:named-range table:name="pack162" table:base-cell-address="$2SD389A_equivalents.$L$165" table:cell-range-address="$2SD389A_equivalents.$M$165"/>
        <table:named-range table:name="pack163" table:base-cell-address="$2SD389A_equivalents.$L$166" table:cell-range-address="$2SD389A_equivalents.$M$166"/>
        <table:named-range table:name="pack164" table:base-cell-address="$2SD389A_equivalents.$L$167" table:cell-range-address="$2SD389A_equivalents.$M$167"/>
        <table:named-range table:name="pack165" table:base-cell-address="$2SD389A_equivalents.$L$168" table:cell-range-address="$2SD389A_equivalents.$M$168"/>
        <table:named-range table:name="pack166" table:base-cell-address="$2SD389A_equivalents.$L$169" table:cell-range-address="$2SD389A_equivalents.$M$169"/>
        <table:named-range table:name="pack167" table:base-cell-address="$2SD389A_equivalents.$L$170" table:cell-range-address="$2SD389A_equivalents.$M$170"/>
        <table:named-range table:name="pack168" table:base-cell-address="$2SD389A_equivalents.$L$171" table:cell-range-address="$2SD389A_equivalents.$M$171"/>
        <table:named-range table:name="pack169" table:base-cell-address="$2SD389A_equivalents.$L$172" table:cell-range-address="$2SD389A_equivalents.$M$172"/>
        <table:named-range table:name="pack17" table:base-cell-address="$2SD389A_equivalents.$L$20" table:cell-range-address="$2SD389A_equivalents.$M$20"/>
        <table:named-range table:name="pack170" table:base-cell-address="$2SD389A_equivalents.$L$173" table:cell-range-address="$2SD389A_equivalents.$M$173"/>
        <table:named-range table:name="pack171" table:base-cell-address="$2SD389A_equivalents.$L$174" table:cell-range-address="$2SD389A_equivalents.$M$174"/>
        <table:named-range table:name="pack172" table:base-cell-address="$2SD389A_equivalents.$L$175" table:cell-range-address="$2SD389A_equivalents.$M$175"/>
        <table:named-range table:name="pack173" table:base-cell-address="$2SD389A_equivalents.$L$176" table:cell-range-address="$2SD389A_equivalents.$M$176"/>
        <table:named-range table:name="pack174" table:base-cell-address="$2SD389A_equivalents.$L$177" table:cell-range-address="$2SD389A_equivalents.$M$177"/>
        <table:named-range table:name="pack175" table:base-cell-address="$2SD389A_equivalents.$L$178" table:cell-range-address="$2SD389A_equivalents.$M$178"/>
        <table:named-range table:name="pack176" table:base-cell-address="$2SD389A_equivalents.$L$179" table:cell-range-address="$2SD389A_equivalents.$M$179"/>
        <table:named-range table:name="pack177" table:base-cell-address="$2SD389A_equivalents.$L$180" table:cell-range-address="$2SD389A_equivalents.$M$180"/>
        <table:named-range table:name="pack178" table:base-cell-address="$2SD389A_equivalents.$L$181" table:cell-range-address="$2SD389A_equivalents.$M$181"/>
        <table:named-range table:name="pack179" table:base-cell-address="$2SD389A_equivalents.$L$182" table:cell-range-address="$2SD389A_equivalents.$M$182"/>
        <table:named-range table:name="pack18" table:base-cell-address="$2SD389A_equivalents.$L$21" table:cell-range-address="$2SD389A_equivalents.$M$21"/>
        <table:named-range table:name="pack180" table:base-cell-address="$2SD389A_equivalents.$L$183" table:cell-range-address="$2SD389A_equivalents.$M$183"/>
        <table:named-range table:name="pack181" table:base-cell-address="$2SD389A_equivalents.$L$184" table:cell-range-address="$2SD389A_equivalents.$M$184"/>
        <table:named-range table:name="pack182" table:base-cell-address="$2SD389A_equivalents.$L$185" table:cell-range-address="$2SD389A_equivalents.$M$185"/>
        <table:named-range table:name="pack183" table:base-cell-address="$2SD389A_equivalents.$L$186" table:cell-range-address="$2SD389A_equivalents.$M$186"/>
        <table:named-range table:name="pack184" table:base-cell-address="$2SD389A_equivalents.$L$187" table:cell-range-address="$2SD389A_equivalents.$M$187"/>
        <table:named-range table:name="pack185" table:base-cell-address="$2SD389A_equivalents.$L$188" table:cell-range-address="$2SD389A_equivalents.$M$188"/>
        <table:named-range table:name="pack186" table:base-cell-address="$2SD389A_equivalents.$L$189" table:cell-range-address="$2SD389A_equivalents.$M$189"/>
        <table:named-range table:name="pack187" table:base-cell-address="$2SD389A_equivalents.$L$190" table:cell-range-address="$2SD389A_equivalents.$M$190"/>
        <table:named-range table:name="pack188" table:base-cell-address="$2SD389A_equivalents.$L$191" table:cell-range-address="$2SD389A_equivalents.$M$191"/>
        <table:named-range table:name="pack189" table:base-cell-address="$2SD389A_equivalents.$L$192" table:cell-range-address="$2SD389A_equivalents.$M$192"/>
        <table:named-range table:name="pack19" table:base-cell-address="$2SD389A_equivalents.$L$22" table:cell-range-address="$2SD389A_equivalents.$M$22"/>
        <table:named-range table:name="pack190" table:base-cell-address="$2SD389A_equivalents.$L$193" table:cell-range-address="$2SD389A_equivalents.$M$193"/>
        <table:named-range table:name="pack191" table:base-cell-address="$2SD389A_equivalents.$L$194" table:cell-range-address="$2SD389A_equivalents.$M$194"/>
        <table:named-range table:name="pack192" table:base-cell-address="$2SD389A_equivalents.$L$195" table:cell-range-address="$2SD389A_equivalents.$M$195"/>
        <table:named-range table:name="pack193" table:base-cell-address="$2SD389A_equivalents.$L$196" table:cell-range-address="$2SD389A_equivalents.$M$196"/>
        <table:named-range table:name="pack194" table:base-cell-address="$2SD389A_equivalents.$L$197" table:cell-range-address="$2SD389A_equivalents.$M$197"/>
        <table:named-range table:name="pack195" table:base-cell-address="$2SD389A_equivalents.$L$198" table:cell-range-address="$2SD389A_equivalents.$M$198"/>
        <table:named-range table:name="pack196" table:base-cell-address="$2SD389A_equivalents.$L$199" table:cell-range-address="$2SD389A_equivalents.$M$199"/>
        <table:named-range table:name="pack197" table:base-cell-address="$2SD389A_equivalents.$L$200" table:cell-range-address="$2SD389A_equivalents.$M$200"/>
        <table:named-range table:name="pack198" table:base-cell-address="$2SD389A_equivalents.$L$201" table:cell-range-address="$2SD389A_equivalents.$M$201"/>
        <table:named-range table:name="pack199" table:base-cell-address="$2SD389A_equivalents.$L$202" table:cell-range-address="$2SD389A_equivalents.$M$202"/>
        <table:named-range table:name="pack2" table:base-cell-address="$2SD389A_equivalents.$L$5" table:cell-range-address="$2SD389A_equivalents.$M$5"/>
        <table:named-range table:name="pack20" table:base-cell-address="$2SD389A_equivalents.$L$23" table:cell-range-address="$2SD389A_equivalents.$M$23"/>
        <table:named-range table:name="pack200" table:base-cell-address="$2SD389A_equivalents.$L$203" table:cell-range-address="$2SD389A_equivalents.$M$203"/>
        <table:named-range table:name="pack201" table:base-cell-address="$2SD389A_equivalents.$L$204" table:cell-range-address="$2SD389A_equivalents.$M$204"/>
        <table:named-range table:name="pack202" table:base-cell-address="$2SD389A_equivalents.$L$205" table:cell-range-address="$2SD389A_equivalents.$M$205"/>
        <table:named-range table:name="pack203" table:base-cell-address="$2SD389A_equivalents.$L$206" table:cell-range-address="$2SD389A_equivalents.$M$206"/>
        <table:named-range table:name="pack204" table:base-cell-address="$2SD389A_equivalents.$L$207" table:cell-range-address="$2SD389A_equivalents.$M$207"/>
        <table:named-range table:name="pack205" table:base-cell-address="$2SD389A_equivalents.$L$208" table:cell-range-address="$2SD389A_equivalents.$M$208"/>
        <table:named-range table:name="pack206" table:base-cell-address="$2SD389A_equivalents.$L$209" table:cell-range-address="$2SD389A_equivalents.$M$209"/>
        <table:named-range table:name="pack207" table:base-cell-address="$2SD389A_equivalents.$L$210" table:cell-range-address="$2SD389A_equivalents.$M$210"/>
        <table:named-range table:name="pack208" table:base-cell-address="$2SD389A_equivalents.$L$211" table:cell-range-address="$2SD389A_equivalents.$M$211"/>
        <table:named-range table:name="pack209" table:base-cell-address="$2SD389A_equivalents.$L$212" table:cell-range-address="$2SD389A_equivalents.$M$212"/>
        <table:named-range table:name="pack21" table:base-cell-address="$2SD389A_equivalents.$L$24" table:cell-range-address="$2SD389A_equivalents.$M$24"/>
        <table:named-range table:name="pack210" table:base-cell-address="$2SD389A_equivalents.$L$213" table:cell-range-address="$2SD389A_equivalents.$M$213"/>
        <table:named-range table:name="pack211" table:base-cell-address="$2SD389A_equivalents.$L$214" table:cell-range-address="$2SD389A_equivalents.$M$214"/>
        <table:named-range table:name="pack212" table:base-cell-address="$2SD389A_equivalents.$L$215" table:cell-range-address="$2SD389A_equivalents.$M$215"/>
        <table:named-range table:name="pack213" table:base-cell-address="$2SD389A_equivalents.$L$216" table:cell-range-address="$2SD389A_equivalents.$M$216"/>
        <table:named-range table:name="pack214" table:base-cell-address="$2SD389A_equivalents.$L$217" table:cell-range-address="$2SD389A_equivalents.$M$217"/>
        <table:named-range table:name="pack215" table:base-cell-address="$2SD389A_equivalents.$L$218" table:cell-range-address="$2SD389A_equivalents.$M$218"/>
        <table:named-range table:name="pack216" table:base-cell-address="$2SD389A_equivalents.$L$219" table:cell-range-address="$2SD389A_equivalents.$M$219"/>
        <table:named-range table:name="pack217" table:base-cell-address="$2SD389A_equivalents.$L$220" table:cell-range-address="$2SD389A_equivalents.$M$220"/>
        <table:named-range table:name="pack218" table:base-cell-address="$2SD389A_equivalents.$L$221" table:cell-range-address="$2SD389A_equivalents.$M$221"/>
        <table:named-range table:name="pack219" table:base-cell-address="$2SD389A_equivalents.$L$222" table:cell-range-address="$2SD389A_equivalents.$M$222"/>
        <table:named-range table:name="pack22" table:base-cell-address="$2SD389A_equivalents.$L$25" table:cell-range-address="$2SD389A_equivalents.$M$25"/>
        <table:named-range table:name="pack220" table:base-cell-address="$2SD389A_equivalents.$L$223" table:cell-range-address="$2SD389A_equivalents.$M$223"/>
        <table:named-range table:name="pack221" table:base-cell-address="$2SD389A_equivalents.$L$224" table:cell-range-address="$2SD389A_equivalents.$M$224"/>
        <table:named-range table:name="pack222" table:base-cell-address="$2SD389A_equivalents.$L$225" table:cell-range-address="$2SD389A_equivalents.$M$225"/>
        <table:named-range table:name="pack223" table:base-cell-address="$2SD389A_equivalents.$L$226" table:cell-range-address="$2SD389A_equivalents.$M$226"/>
        <table:named-range table:name="pack224" table:base-cell-address="$2SD389A_equivalents.$L$227" table:cell-range-address="$2SD389A_equivalents.$M$227"/>
        <table:named-range table:name="pack225" table:base-cell-address="$2SD389A_equivalents.$L$228" table:cell-range-address="$2SD389A_equivalents.$M$228"/>
        <table:named-range table:name="pack226" table:base-cell-address="$2SD389A_equivalents.$L$229" table:cell-range-address="$2SD389A_equivalents.$M$229"/>
        <table:named-range table:name="pack227" table:base-cell-address="$2SD389A_equivalents.$L$230" table:cell-range-address="$2SD389A_equivalents.$M$230"/>
        <table:named-range table:name="pack228" table:base-cell-address="$2SD389A_equivalents.$L$231" table:cell-range-address="$2SD389A_equivalents.$M$231"/>
        <table:named-range table:name="pack229" table:base-cell-address="$2SD389A_equivalents.$L$232" table:cell-range-address="$2SD389A_equivalents.$M$232"/>
        <table:named-range table:name="pack23" table:base-cell-address="$2SD389A_equivalents.$L$26" table:cell-range-address="$2SD389A_equivalents.$M$26"/>
        <table:named-range table:name="pack230" table:base-cell-address="$2SD389A_equivalents.$L$233" table:cell-range-address="$2SD389A_equivalents.$M$233"/>
        <table:named-range table:name="pack231" table:base-cell-address="$2SD389A_equivalents.$L$234" table:cell-range-address="$2SD389A_equivalents.$M$234"/>
        <table:named-range table:name="pack232" table:base-cell-address="$2SD389A_equivalents.$L$235" table:cell-range-address="$2SD389A_equivalents.$M$235"/>
        <table:named-range table:name="pack233" table:base-cell-address="$2SD389A_equivalents.$L$236" table:cell-range-address="$2SD389A_equivalents.$M$236"/>
        <table:named-range table:name="pack234" table:base-cell-address="$2SD389A_equivalents.$L$237" table:cell-range-address="$2SD389A_equivalents.$M$237"/>
        <table:named-range table:name="pack235" table:base-cell-address="$2SD389A_equivalents.$L$238" table:cell-range-address="$2SD389A_equivalents.$M$238"/>
        <table:named-range table:name="pack236" table:base-cell-address="$2SD389A_equivalents.$L$239" table:cell-range-address="$2SD389A_equivalents.$M$239"/>
        <table:named-range table:name="pack237" table:base-cell-address="$2SD389A_equivalents.$L$240" table:cell-range-address="$2SD389A_equivalents.$M$240"/>
        <table:named-range table:name="pack238" table:base-cell-address="$2SD389A_equivalents.$L$241" table:cell-range-address="$2SD389A_equivalents.$M$241"/>
        <table:named-range table:name="pack239" table:base-cell-address="$2SD389A_equivalents.$L$242" table:cell-range-address="$2SD389A_equivalents.$M$242"/>
        <table:named-range table:name="pack24" table:base-cell-address="$2SD389A_equivalents.$L$27" table:cell-range-address="$2SD389A_equivalents.$M$27"/>
        <table:named-range table:name="pack240" table:base-cell-address="$2SD389A_equivalents.$L$243" table:cell-range-address="$2SD389A_equivalents.$M$243"/>
        <table:named-range table:name="pack241" table:base-cell-address="$2SD389A_equivalents.$L$244" table:cell-range-address="$2SD389A_equivalents.$M$244"/>
        <table:named-range table:name="pack242" table:base-cell-address="$2SD389A_equivalents.$L$245" table:cell-range-address="$2SD389A_equivalents.$M$245"/>
        <table:named-range table:name="pack243" table:base-cell-address="$2SD389A_equivalents.$L$246" table:cell-range-address="$2SD389A_equivalents.$M$246"/>
        <table:named-range table:name="pack244" table:base-cell-address="$2SD389A_equivalents.$L$247" table:cell-range-address="$2SD389A_equivalents.$M$247"/>
        <table:named-range table:name="pack245" table:base-cell-address="$2SD389A_equivalents.$L$248" table:cell-range-address="$2SD389A_equivalents.$M$248"/>
        <table:named-range table:name="pack246" table:base-cell-address="$2SD389A_equivalents.$L$249" table:cell-range-address="$2SD389A_equivalents.$M$249"/>
        <table:named-range table:name="pack247" table:base-cell-address="$2SD389A_equivalents.$L$250" table:cell-range-address="$2SD389A_equivalents.$M$250"/>
        <table:named-range table:name="pack248" table:base-cell-address="$2SD389A_equivalents.$L$251" table:cell-range-address="$2SD389A_equivalents.$M$251"/>
        <table:named-range table:name="pack249" table:base-cell-address="$2SD389A_equivalents.$L$252" table:cell-range-address="$2SD389A_equivalents.$M$252"/>
        <table:named-range table:name="pack25" table:base-cell-address="$2SD389A_equivalents.$L$28" table:cell-range-address="$2SD389A_equivalents.$M$28"/>
        <table:named-range table:name="pack250" table:base-cell-address="$2SD389A_equivalents.$L$253" table:cell-range-address="$2SD389A_equivalents.$M$253"/>
        <table:named-range table:name="pack26" table:base-cell-address="$2SD389A_equivalents.$L$29" table:cell-range-address="$2SD389A_equivalents.$M$29"/>
        <table:named-range table:name="pack27" table:base-cell-address="$2SD389A_equivalents.$L$30" table:cell-range-address="$2SD389A_equivalents.$M$30"/>
        <table:named-range table:name="pack28" table:base-cell-address="$2SD389A_equivalents.$L$31" table:cell-range-address="$2SD389A_equivalents.$M$31"/>
        <table:named-range table:name="pack29" table:base-cell-address="$2SD389A_equivalents.$L$32" table:cell-range-address="$2SD389A_equivalents.$M$32"/>
        <table:named-range table:name="pack3" table:base-cell-address="$2SD389A_equivalents.$L$6" table:cell-range-address="$2SD389A_equivalents.$M$6"/>
        <table:named-range table:name="pack30" table:base-cell-address="$2SD389A_equivalents.$L$33" table:cell-range-address="$2SD389A_equivalents.$M$33"/>
        <table:named-range table:name="pack31" table:base-cell-address="$2SD389A_equivalents.$L$34" table:cell-range-address="$2SD389A_equivalents.$M$34"/>
        <table:named-range table:name="pack32" table:base-cell-address="$2SD389A_equivalents.$L$35" table:cell-range-address="$2SD389A_equivalents.$M$35"/>
        <table:named-range table:name="pack33" table:base-cell-address="$2SD389A_equivalents.$L$36" table:cell-range-address="$2SD389A_equivalents.$M$36"/>
        <table:named-range table:name="pack34" table:base-cell-address="$2SD389A_equivalents.$L$37" table:cell-range-address="$2SD389A_equivalents.$M$37"/>
        <table:named-range table:name="pack35" table:base-cell-address="$2SD389A_equivalents.$L$38" table:cell-range-address="$2SD389A_equivalents.$M$38"/>
        <table:named-range table:name="pack36" table:base-cell-address="$2SD389A_equivalents.$L$39" table:cell-range-address="$2SD389A_equivalents.$M$39"/>
        <table:named-range table:name="pack37" table:base-cell-address="$2SD389A_equivalents.$L$40" table:cell-range-address="$2SD389A_equivalents.$M$40"/>
        <table:named-range table:name="pack38" table:base-cell-address="$2SD389A_equivalents.$L$41" table:cell-range-address="$2SD389A_equivalents.$M$41"/>
        <table:named-range table:name="pack39" table:base-cell-address="$2SD389A_equivalents.$L$42" table:cell-range-address="$2SD389A_equivalents.$M$42"/>
        <table:named-range table:name="pack4" table:base-cell-address="$2SD389A_equivalents.$L$7" table:cell-range-address="$2SD389A_equivalents.$M$7"/>
        <table:named-range table:name="pack40" table:base-cell-address="$2SD389A_equivalents.$L$43" table:cell-range-address="$2SD389A_equivalents.$M$43"/>
        <table:named-range table:name="pack41" table:base-cell-address="$2SD389A_equivalents.$L$44" table:cell-range-address="$2SD389A_equivalents.$M$44"/>
        <table:named-range table:name="pack42" table:base-cell-address="$2SD389A_equivalents.$L$45" table:cell-range-address="$2SD389A_equivalents.$M$45"/>
        <table:named-range table:name="pack43" table:base-cell-address="$2SD389A_equivalents.$L$46" table:cell-range-address="$2SD389A_equivalents.$M$46"/>
        <table:named-range table:name="pack44" table:base-cell-address="$2SD389A_equivalents.$L$47" table:cell-range-address="$2SD389A_equivalents.$M$47"/>
        <table:named-range table:name="pack45" table:base-cell-address="$2SD389A_equivalents.$L$48" table:cell-range-address="$2SD389A_equivalents.$M$48"/>
        <table:named-range table:name="pack46" table:base-cell-address="$2SD389A_equivalents.$L$49" table:cell-range-address="$2SD389A_equivalents.$M$49"/>
        <table:named-range table:name="pack47" table:base-cell-address="$2SD389A_equivalents.$L$50" table:cell-range-address="$2SD389A_equivalents.$M$50"/>
        <table:named-range table:name="pack48" table:base-cell-address="$2SD389A_equivalents.$L$51" table:cell-range-address="$2SD389A_equivalents.$M$51"/>
        <table:named-range table:name="pack49" table:base-cell-address="$2SD389A_equivalents.$L$52" table:cell-range-address="$2SD389A_equivalents.$M$52"/>
        <table:named-range table:name="pack5" table:base-cell-address="$2SD389A_equivalents.$L$8" table:cell-range-address="$2SD389A_equivalents.$M$8"/>
        <table:named-range table:name="pack50" table:base-cell-address="$2SD389A_equivalents.$L$53" table:cell-range-address="$2SD389A_equivalents.$M$53"/>
        <table:named-range table:name="pack51" table:base-cell-address="$2SD389A_equivalents.$L$54" table:cell-range-address="$2SD389A_equivalents.$M$54"/>
        <table:named-range table:name="pack52" table:base-cell-address="$2SD389A_equivalents.$L$55" table:cell-range-address="$2SD389A_equivalents.$M$55"/>
        <table:named-range table:name="pack53" table:base-cell-address="$2SD389A_equivalents.$L$56" table:cell-range-address="$2SD389A_equivalents.$M$56"/>
        <table:named-range table:name="pack54" table:base-cell-address="$2SD389A_equivalents.$L$57" table:cell-range-address="$2SD389A_equivalents.$M$57"/>
        <table:named-range table:name="pack55" table:base-cell-address="$2SD389A_equivalents.$L$58" table:cell-range-address="$2SD389A_equivalents.$M$58"/>
        <table:named-range table:name="pack56" table:base-cell-address="$2SD389A_equivalents.$L$59" table:cell-range-address="$2SD389A_equivalents.$M$59"/>
        <table:named-range table:name="pack57" table:base-cell-address="$2SD389A_equivalents.$L$60" table:cell-range-address="$2SD389A_equivalents.$M$60"/>
        <table:named-range table:name="pack58" table:base-cell-address="$2SD389A_equivalents.$L$61" table:cell-range-address="$2SD389A_equivalents.$M$61"/>
        <table:named-range table:name="pack59" table:base-cell-address="$2SD389A_equivalents.$L$62" table:cell-range-address="$2SD389A_equivalents.$M$62"/>
        <table:named-range table:name="pack6" table:base-cell-address="$2SD389A_equivalents.$L$9" table:cell-range-address="$2SD389A_equivalents.$M$9"/>
        <table:named-range table:name="pack60" table:base-cell-address="$2SD389A_equivalents.$L$63" table:cell-range-address="$2SD389A_equivalents.$M$63"/>
        <table:named-range table:name="pack61" table:base-cell-address="$2SD389A_equivalents.$L$64" table:cell-range-address="$2SD389A_equivalents.$M$64"/>
        <table:named-range table:name="pack62" table:base-cell-address="$2SD389A_equivalents.$L$65" table:cell-range-address="$2SD389A_equivalents.$M$65"/>
        <table:named-range table:name="pack63" table:base-cell-address="$2SD389A_equivalents.$L$66" table:cell-range-address="$2SD389A_equivalents.$M$66"/>
        <table:named-range table:name="pack64" table:base-cell-address="$2SD389A_equivalents.$L$67" table:cell-range-address="$2SD389A_equivalents.$M$67"/>
        <table:named-range table:name="pack65" table:base-cell-address="$2SD389A_equivalents.$L$68" table:cell-range-address="$2SD389A_equivalents.$M$68"/>
        <table:named-range table:name="pack66" table:base-cell-address="$2SD389A_equivalents.$L$69" table:cell-range-address="$2SD389A_equivalents.$M$69"/>
        <table:named-range table:name="pack67" table:base-cell-address="$2SD389A_equivalents.$L$70" table:cell-range-address="$2SD389A_equivalents.$M$70"/>
        <table:named-range table:name="pack68" table:base-cell-address="$2SD389A_equivalents.$L$71" table:cell-range-address="$2SD389A_equivalents.$M$71"/>
        <table:named-range table:name="pack69" table:base-cell-address="$2SD389A_equivalents.$L$72" table:cell-range-address="$2SD389A_equivalents.$M$72"/>
        <table:named-range table:name="pack7" table:base-cell-address="$2SD389A_equivalents.$L$10" table:cell-range-address="$2SD389A_equivalents.$M$10"/>
        <table:named-range table:name="pack70" table:base-cell-address="$2SD389A_equivalents.$L$73" table:cell-range-address="$2SD389A_equivalents.$M$73"/>
        <table:named-range table:name="pack71" table:base-cell-address="$2SD389A_equivalents.$L$74" table:cell-range-address="$2SD389A_equivalents.$M$74"/>
        <table:named-range table:name="pack72" table:base-cell-address="$2SD389A_equivalents.$L$75" table:cell-range-address="$2SD389A_equivalents.$M$75"/>
        <table:named-range table:name="pack73" table:base-cell-address="$2SD389A_equivalents.$L$76" table:cell-range-address="$2SD389A_equivalents.$M$76"/>
        <table:named-range table:name="pack74" table:base-cell-address="$2SD389A_equivalents.$L$77" table:cell-range-address="$2SD389A_equivalents.$M$77"/>
        <table:named-range table:name="pack75" table:base-cell-address="$2SD389A_equivalents.$L$78" table:cell-range-address="$2SD389A_equivalents.$M$78"/>
        <table:named-range table:name="pack76" table:base-cell-address="$2SD389A_equivalents.$L$79" table:cell-range-address="$2SD389A_equivalents.$M$79"/>
        <table:named-range table:name="pack77" table:base-cell-address="$2SD389A_equivalents.$L$80" table:cell-range-address="$2SD389A_equivalents.$M$80"/>
        <table:named-range table:name="pack78" table:base-cell-address="$2SD389A_equivalents.$L$81" table:cell-range-address="$2SD389A_equivalents.$M$81"/>
        <table:named-range table:name="pack79" table:base-cell-address="$2SD389A_equivalents.$L$82" table:cell-range-address="$2SD389A_equivalents.$M$82"/>
        <table:named-range table:name="pack8" table:base-cell-address="$2SD389A_equivalents.$L$11" table:cell-range-address="$2SD389A_equivalents.$M$11"/>
        <table:named-range table:name="pack80" table:base-cell-address="$2SD389A_equivalents.$L$83" table:cell-range-address="$2SD389A_equivalents.$M$83"/>
        <table:named-range table:name="pack81" table:base-cell-address="$2SD389A_equivalents.$L$84" table:cell-range-address="$2SD389A_equivalents.$M$84"/>
        <table:named-range table:name="pack82" table:base-cell-address="$2SD389A_equivalents.$L$85" table:cell-range-address="$2SD389A_equivalents.$M$85"/>
        <table:named-range table:name="pack83" table:base-cell-address="$2SD389A_equivalents.$L$86" table:cell-range-address="$2SD389A_equivalents.$M$86"/>
        <table:named-range table:name="pack84" table:base-cell-address="$2SD389A_equivalents.$L$87" table:cell-range-address="$2SD389A_equivalents.$M$87"/>
        <table:named-range table:name="pack85" table:base-cell-address="$2SD389A_equivalents.$L$88" table:cell-range-address="$2SD389A_equivalents.$M$88"/>
        <table:named-range table:name="pack86" table:base-cell-address="$2SD389A_equivalents.$L$89" table:cell-range-address="$2SD389A_equivalents.$M$89"/>
        <table:named-range table:name="pack87" table:base-cell-address="$2SD389A_equivalents.$L$90" table:cell-range-address="$2SD389A_equivalents.$M$90"/>
        <table:named-range table:name="pack88" table:base-cell-address="$2SD389A_equivalents.$L$91" table:cell-range-address="$2SD389A_equivalents.$M$91"/>
        <table:named-range table:name="pack89" table:base-cell-address="$2SD389A_equivalents.$L$92" table:cell-range-address="$2SD389A_equivalents.$M$92"/>
        <table:named-range table:name="pack9" table:base-cell-address="$2SD389A_equivalents.$L$12" table:cell-range-address="$2SD389A_equivalents.$M$12"/>
        <table:named-range table:name="pack90" table:base-cell-address="$2SD389A_equivalents.$L$93" table:cell-range-address="$2SD389A_equivalents.$M$93"/>
        <table:named-range table:name="pack91" table:base-cell-address="$2SD389A_equivalents.$L$94" table:cell-range-address="$2SD389A_equivalents.$M$94"/>
        <table:named-range table:name="pack92" table:base-cell-address="$2SD389A_equivalents.$L$95" table:cell-range-address="$2SD389A_equivalents.$M$95"/>
        <table:named-range table:name="pack93" table:base-cell-address="$2SD389A_equivalents.$L$96" table:cell-range-address="$2SD389A_equivalents.$M$96"/>
        <table:named-range table:name="pack94" table:base-cell-address="$2SD389A_equivalents.$L$97" table:cell-range-address="$2SD389A_equivalents.$M$97"/>
        <table:named-range table:name="pack95" table:base-cell-address="$2SD389A_equivalents.$L$98" table:cell-range-address="$2SD389A_equivalents.$M$98"/>
        <table:named-range table:name="pack96" table:base-cell-address="$2SD389A_equivalents.$L$99" table:cell-range-address="$2SD389A_equivalents.$M$99"/>
        <table:named-range table:name="pack97" table:base-cell-address="$2SD389A_equivalents.$L$100" table:cell-range-address="$2SD389A_equivalents.$M$100"/>
        <table:named-range table:name="pack98" table:base-cell-address="$2SD389A_equivalents.$L$101" table:cell-range-address="$2SD389A_equivalents.$M$101"/>
        <table:named-range table:name="pack99" table:base-cell-address="$2SD389A_equivalents.$L$102" table:cell-range-address="$2SD389A_equivalents.$M$102"/>
      </table:named-expressions>
      <table:database-ranges>
        <table:database-range table:name="__Anonymous_Sheet_DB__1" table:target-range-address="2SD389A_equivalents.A3:2SD389A_equivalents.M253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23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0:28:52.711294875</meta:creation-date>
    <dc:date>2025-01-26T10:49:23.733643091</dc:date>
    <meta:editing-duration>PT5H58M26S</meta:editing-duration>
    <meta:editing-cycles>28</meta:editing-cycles>
    <meta:generator>LibreOffice/7.3.7.2$Linux_X86_64 LibreOffice_project/30$Build-2</meta:generator>
    <meta:document-statistic meta:table-count="3" meta:cell-count="4084" meta:object-count="0"/>
  </office:meta>
</office:document-meta>
</file>